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632d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240c7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2430c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b812b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1f37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7a713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b05b4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c4cfc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5c96e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a5a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eaf41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d72ac6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bcbe4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d0a1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d552e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0f710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4256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80bd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9c00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d640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f28c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1f40d6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0e797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3900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6cfba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b61e0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2ea19b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096d6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7eadb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9edc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c38be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3dfa40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0948a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7f5dc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8de9d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ac799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4fb6ab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2913b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3882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6eb61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5ce182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39860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64181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7213a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98e16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a9000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6c3a43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0cfa4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2c0be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687e8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d8a64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1523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70c86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line-height="115%"/>
      <style:text-properties style:font-name="Liberation Serif" fo:font-size="11pt" fo:font-style="normal" officeooo:rsid="001b5a58" officeooo:paragraph-rsid="00b8be3a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line-height="115%"/>
      <style:text-properties style:font-name="Liberation Serif" fo:font-size="11pt" officeooo:rsid="001aebbf" officeooo:paragraph-rsid="001aebbf" style:font-size-asian="11pt" style:font-size-complex="11pt"/>
    </style:style>
    <style:style style:name="P57" style:family="paragraph" style:parent-style-name="Standard">
      <style:paragraph-properties fo:line-height="115%"/>
      <style:text-properties style:font-name="Liberation Serif" fo:font-size="11pt" officeooo:rsid="001aebbf" officeooo:paragraph-rsid="0076632d" style:font-size-asian="11pt" style:font-size-complex="11pt"/>
    </style:style>
    <style:style style:name="P58" style:family="paragraph" style:parent-style-name="Standard">
      <style:paragraph-properties fo:line-height="115%"/>
      <style:text-properties style:font-name="Liberation Serif" fo:font-size="11pt" officeooo:rsid="001aebbf" officeooo:paragraph-rsid="007240c7" style:font-size-asian="11pt" style:font-size-complex="11pt"/>
    </style:style>
    <style:style style:name="P59" style:family="paragraph" style:parent-style-name="Standard">
      <style:paragraph-properties fo:line-height="115%"/>
      <style:text-properties style:font-name="Liberation Serif" fo:font-size="11pt" officeooo:rsid="001aebbf" officeooo:paragraph-rsid="0080739b" style:font-size-asian="11pt" style:font-size-complex="11pt"/>
    </style:style>
    <style:style style:name="P60" style:family="paragraph" style:parent-style-name="Standard">
      <style:paragraph-properties fo:line-height="115%"/>
      <style:text-properties style:font-name="Liberation Serif" fo:font-size="11pt" officeooo:rsid="001aebbf" officeooo:paragraph-rsid="008578fc" style:font-size-asian="11pt" style:font-size-complex="11pt"/>
    </style:style>
    <style:style style:name="P61" style:family="paragraph" style:parent-style-name="Standard">
      <style:paragraph-properties fo:line-height="115%"/>
      <style:text-properties style:font-name="Liberation Serif" fo:font-size="11pt" officeooo:rsid="001aebbf" officeooo:paragraph-rsid="00920580" style:font-size-asian="11pt" style:font-size-complex="11pt"/>
    </style:style>
    <style:style style:name="P62" style:family="paragraph" style:parent-style-name="Standard">
      <style:paragraph-properties fo:line-height="115%"/>
      <style:text-properties style:font-name="Liberation Serif" fo:font-size="11pt" officeooo:rsid="001aebbf" officeooo:paragraph-rsid="00940d8a" style:font-size-asian="11pt" style:font-size-complex="11pt"/>
    </style:style>
    <style:style style:name="P63" style:family="paragraph" style:parent-style-name="Standard">
      <style:paragraph-properties fo:line-height="115%"/>
      <style:text-properties style:font-name="Liberation Serif" fo:font-size="11pt" officeooo:rsid="001aebbf" officeooo:paragraph-rsid="00ab7546" style:font-size-asian="11pt" style:font-size-complex="11pt"/>
    </style:style>
    <style:style style:name="P64" style:family="paragraph" style:parent-style-name="Standard">
      <style:paragraph-properties fo:line-height="115%"/>
      <style:text-properties style:font-name="Liberation Serif" fo:font-size="11pt" officeooo:rsid="001aebbf" officeooo:paragraph-rsid="00b44a06" style:font-size-asian="11pt" style:font-size-complex="11pt"/>
    </style:style>
    <style:style style:name="P65" style:family="paragraph" style:parent-style-name="Standard">
      <style:paragraph-properties fo:line-height="115%"/>
      <style:text-properties style:font-name="Liberation Serif" fo:font-size="11pt" officeooo:rsid="001b5a58" officeooo:paragraph-rsid="001ba0f9" style:font-size-asian="11pt" style:font-size-complex="11pt"/>
    </style:style>
    <style:style style:name="P66" style:family="paragraph" style:parent-style-name="Standard">
      <style:paragraph-properties fo:line-height="115%"/>
      <style:text-properties style:font-name="Liberation Serif" fo:font-size="11pt" officeooo:rsid="001b5a58" officeooo:paragraph-rsid="001b5a58" style:font-size-asian="11pt" style:font-size-complex="11pt"/>
    </style:style>
    <style:style style:name="P67" style:family="paragraph" style:parent-style-name="Standard">
      <style:paragraph-properties fo:line-height="115%"/>
      <style:text-properties style:font-name="Liberation Serif" fo:font-size="11pt" officeooo:rsid="001b5a58" officeooo:paragraph-rsid="006160f1" style:font-size-asian="11pt" style:font-size-complex="11pt"/>
    </style:style>
    <style:style style:name="P68" style:family="paragraph" style:parent-style-name="Standard">
      <style:paragraph-properties fo:line-height="115%"/>
      <style:text-properties style:font-name="Liberation Serif" fo:font-size="11pt" officeooo:rsid="001b5a58" officeooo:paragraph-rsid="005d119f" style:font-size-asian="11pt" style:font-size-complex="11pt"/>
    </style:style>
    <style:style style:name="P69" style:family="paragraph" style:parent-style-name="Standard">
      <style:paragraph-properties fo:line-height="115%"/>
      <style:text-properties style:font-name="Liberation Serif" fo:font-size="11pt" officeooo:rsid="001b5a58" officeooo:paragraph-rsid="00206ef4" style:font-size-asian="11pt" style:font-size-complex="11pt"/>
    </style:style>
    <style:style style:name="P70" style:family="paragraph" style:parent-style-name="Standard">
      <style:paragraph-properties fo:line-height="115%"/>
      <style:text-properties style:font-name="Liberation Serif" fo:font-size="11pt" officeooo:rsid="001b5a58" officeooo:paragraph-rsid="0023b462" style:font-size-asian="11pt" style:font-size-complex="11pt"/>
    </style:style>
    <style:style style:name="P71" style:family="paragraph" style:parent-style-name="Standard">
      <style:paragraph-properties fo:line-height="115%"/>
      <style:text-properties style:font-name="Liberation Serif" fo:font-size="11pt" officeooo:rsid="001b5a58" officeooo:paragraph-rsid="00253fe0" style:font-size-asian="11pt" style:font-size-complex="11pt"/>
    </style:style>
    <style:style style:name="P72" style:family="paragraph" style:parent-style-name="Standard">
      <style:paragraph-properties fo:line-height="115%"/>
      <style:text-properties style:font-name="Liberation Serif" fo:font-size="11pt" officeooo:rsid="001b5a58" officeooo:paragraph-rsid="005cc0d3" style:font-size-asian="11pt" style:font-size-complex="11pt"/>
    </style:style>
    <style:style style:name="P73" style:family="paragraph" style:parent-style-name="Standard">
      <style:paragraph-properties fo:line-height="115%"/>
      <style:text-properties style:font-name="Liberation Serif" fo:font-size="11pt" officeooo:rsid="001b5a58" officeooo:paragraph-rsid="002a7a06" style:font-size-asian="11pt" style:font-size-complex="11pt"/>
    </style:style>
    <style:style style:name="P74" style:family="paragraph" style:parent-style-name="Standard">
      <style:paragraph-properties fo:line-height="115%"/>
      <style:text-properties style:font-name="Liberation Serif" fo:font-size="11pt" officeooo:rsid="001b5a58" officeooo:paragraph-rsid="002dbdfb" style:font-size-asian="11pt" style:font-size-complex="11pt"/>
    </style:style>
    <style:style style:name="P75" style:family="paragraph" style:parent-style-name="Standard">
      <style:paragraph-properties fo:line-height="115%"/>
      <style:text-properties style:font-name="Liberation Serif" fo:font-size="11pt" officeooo:rsid="001b5a58" officeooo:paragraph-rsid="003066fd" style:font-size-asian="11pt" style:font-size-complex="11pt"/>
    </style:style>
    <style:style style:name="P76" style:family="paragraph" style:parent-style-name="Standard">
      <style:paragraph-properties fo:line-height="115%"/>
      <style:text-properties style:font-name="Liberation Serif" fo:font-size="11pt" officeooo:rsid="003749cb" officeooo:paragraph-rsid="003749cb" style:font-size-asian="11pt" style:font-size-complex="11pt"/>
    </style:style>
    <style:style style:name="P77" style:family="paragraph" style:parent-style-name="Standard">
      <style:paragraph-properties fo:line-height="115%"/>
      <style:text-properties style:font-name="Liberation Serif" fo:font-size="11pt" officeooo:rsid="003a2b5f" officeooo:paragraph-rsid="003a2b5f" style:font-size-asian="11pt" style:font-size-complex="11pt"/>
    </style:style>
    <style:style style:name="P78" style:family="paragraph" style:parent-style-name="Standard">
      <style:paragraph-properties fo:line-height="115%"/>
      <style:text-properties style:font-name="Liberation Serif" officeooo:rsid="001aebbf" officeooo:paragraph-rsid="0078fcf2"/>
    </style:style>
    <style:style style:name="P7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4831ec" style:font-weight-asian="normal" style:font-weight-complex="normal"/>
    </style:style>
    <style:style style:name="P8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7240c7" style:font-weight-asian="normal" style:font-weight-complex="normal"/>
    </style:style>
    <style:style style:name="P8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3a2b5f"/>
    </style:style>
    <style:style style:name="P8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7240c7"/>
    </style:style>
    <style:style style:name="P8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11df41e"/>
    </style:style>
    <style:style style:name="P8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01aebbf" officeooo:paragraph-rsid="007240c7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15%"/>
      <style:text-properties style:font-name="Liberation Serif" fo:font-size="8pt" fo:font-style="normal" officeooo:rsid="001b5a58" officeooo:paragraph-rsid="011df41e" style:font-size-asian="8pt" style:font-style-asian="normal" style:font-size-complex="8pt" style:font-style-complex="normal"/>
    </style:style>
    <style:style style:name="P86" style:family="paragraph" style:parent-style-name="Standard">
      <style:paragraph-properties fo:line-height="115%"/>
      <style:text-properties style:font-name="Liberation Serif" fo:font-size="11pt" fo:font-style="italic" officeooo:rsid="014fb6ab" officeooo:paragraph-rsid="0150a759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line-height="115%"/>
      <style:text-properties style:font-name="Liberation Serif" fo:font-size="11pt" fo:font-style="italic" officeooo:rsid="014fb6ab" officeooo:paragraph-rsid="014fb6ab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70cfa4" style:font-size-asian="11pt" style:font-style-asian="normal" style:font-size-complex="11pt" style:font-style-complex="normal"/>
    </style:style>
    <style:style style:name="P8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721bf" style:font-size-asian="11pt" style:font-style-asian="normal" style:font-size-complex="11pt" style:font-style-complex="normal"/>
    </style:style>
    <style:style style:name="P9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c1f7d" style:font-size-asian="11pt" style:font-style-asian="normal" style:font-size-complex="11pt" style:font-style-complex="normal"/>
    </style:style>
    <style:style style:name="P9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8f2923" style:font-size-asian="11pt" style:font-style-asian="normal" style:font-size-complex="11pt" style:font-style-complex="normal"/>
    </style:style>
    <style:style style:name="P9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9193e3" style:font-size-asian="11pt" style:font-style-asian="normal" style:font-size-complex="11pt" style:font-style-complex="normal"/>
    </style:style>
    <style:style style:name="P9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93af87" style:font-size-asian="11pt" style:font-style-asian="normal" style:font-size-complex="11pt" style:font-style-complex="normal"/>
    </style:style>
    <style:style style:name="P9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9ad8d1" style:font-size-asian="11pt" style:font-style-asian="normal" style:font-size-complex="11pt" style:font-style-complex="normal"/>
    </style:style>
    <style:style style:name="P9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9c0cbe" style:font-size-asian="11pt" style:font-style-asian="normal" style:font-size-complex="11pt" style:font-style-complex="normal"/>
    </style:style>
    <style:style style:name="P9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9d3e2b" style:font-size-asian="11pt" style:font-style-asian="normal" style:font-size-complex="11pt" style:font-style-complex="normal"/>
    </style:style>
    <style:style style:name="P9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a1c5b7" style:font-size-asian="11pt" style:font-style-asian="normal" style:font-size-complex="11pt" style:font-style-complex="normal"/>
    </style:style>
    <style:style style:name="P9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a1e86a" style:font-size-asian="11pt" style:font-style-asian="normal" style:font-size-complex="11pt" style:font-style-complex="normal"/>
    </style:style>
    <style:style style:name="P9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a424cf" style:font-size-asian="11pt" style:font-style-asian="normal" style:font-size-complex="11pt" style:font-style-complex="normal"/>
    </style:style>
    <style:style style:name="P10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a65003" style:font-size-asian="11pt" style:font-style-asian="normal" style:font-size-complex="11pt" style:font-style-complex="normal"/>
    </style:style>
    <style:style style:name="P10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1b0bc27" style:font-size-asian="11pt" style:font-style-asian="normal" style:font-size-complex="11pt" style:font-style-complex="normal"/>
    </style:style>
    <style:style style:name="P102" style:family="paragraph" style:parent-style-name="Standard">
      <style:paragraph-properties fo:line-height="115%"/>
      <style:text-properties officeooo:paragraph-rsid="0188b53e"/>
    </style:style>
    <style:style style:name="P10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1a6a601" officeooo:paragraph-rsid="01a9c94c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normal" officeooo:rsid="001aebbf" officeooo:paragraph-rsid="011df41e" style:font-size-asian="12pt" style:font-weight-asian="normal" style:font-size-complex="12pt" style:font-weight-complex="normal"/>
    </style:style>
    <style:style style:name="T1" style:family="text">
      <style:text-properties officeooo:rsid="001b5a58"/>
    </style:style>
    <style:style style:name="T2" style:family="text">
      <style:text-properties officeooo:rsid="001ba0f9"/>
    </style:style>
    <style:style style:name="T3" style:family="text">
      <style:text-properties officeooo:rsid="001d75c4"/>
    </style:style>
    <style:style style:name="T4" style:family="text">
      <style:text-properties officeooo:rsid="001d9ed2"/>
    </style:style>
    <style:style style:name="T5" style:family="text">
      <style:text-properties officeooo:rsid="001ec079"/>
    </style:style>
    <style:style style:name="T6" style:family="text">
      <style:text-properties officeooo:rsid="00206ef4"/>
    </style:style>
    <style:style style:name="T7" style:family="text">
      <style:text-properties officeooo:rsid="0023b462"/>
    </style:style>
    <style:style style:name="T8" style:family="text">
      <style:text-properties officeooo:rsid="00251dbb"/>
    </style:style>
    <style:style style:name="T9" style:family="text">
      <style:text-properties officeooo:rsid="0026e093"/>
    </style:style>
    <style:style style:name="T10" style:family="text">
      <style:text-properties style:text-line-through-style="solid" style:text-line-through-type="single" fo:font-style="italic" officeooo:rsid="002dbdfb" style:font-style-asian="italic" style:font-style-complex="italic" loext:shadow="none"/>
    </style:style>
    <style:style style:name="T11" style:family="text">
      <style:text-properties officeooo:rsid="002a7a06"/>
    </style:style>
    <style:style style:name="T12" style:family="text">
      <style:text-properties officeooo:rsid="002c3d1d"/>
    </style:style>
    <style:style style:name="T13" style:family="text">
      <style:text-properties officeooo:rsid="002dbdfb"/>
    </style:style>
    <style:style style:name="T14" style:family="text">
      <style:text-properties officeooo:rsid="002e1cff"/>
    </style:style>
    <style:style style:name="T15" style:family="text">
      <style:text-properties officeooo:rsid="002f4d1b"/>
    </style:style>
    <style:style style:name="T16" style:family="text">
      <style:text-properties officeooo:rsid="003066fd"/>
    </style:style>
    <style:style style:name="T17" style:family="text">
      <style:text-properties officeooo:rsid="00317438"/>
    </style:style>
    <style:style style:name="T18" style:family="text">
      <style:text-properties officeooo:rsid="003516b5"/>
    </style:style>
    <style:style style:name="T19" style:family="text">
      <style:text-properties officeooo:rsid="0036dfab"/>
    </style:style>
    <style:style style:name="T20" style:family="text">
      <style:text-properties officeooo:rsid="003a2b5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a2b5f" style:font-weight-asian="bold" style:font-weight-complex="bold"/>
    </style:style>
    <style:style style:name="T23" style:family="text">
      <style:text-properties fo:color="#9900ff" officeooo:rsid="003a2b5f"/>
    </style:style>
    <style:style style:name="T24" style:family="text">
      <style:text-properties fo:color="#9900ff" officeooo:rsid="00dc41d4"/>
    </style:style>
    <style:style style:name="T25" style:family="text">
      <style:text-properties fo:color="#00ccff" officeooo:rsid="003a2b5f"/>
    </style:style>
    <style:style style:name="T26" style:family="text">
      <style:text-properties fo:color="#00ccff" officeooo:rsid="003fa37b"/>
    </style:style>
    <style:style style:name="T27" style:family="text">
      <style:text-properties fo:color="#ff3333" officeooo:rsid="003a2b5f"/>
    </style:style>
    <style:style style:name="T28" style:family="text">
      <style:text-properties fo:color="#0000a8"/>
    </style:style>
    <style:style style:name="T29" style:family="text">
      <style:text-properties fo:color="#0000a8" officeooo:rsid="003a2b5f" style:font-size-asian="10.5pt" style:font-weight-complex="normal" loext:padding="0.049cm" loext:border="0.06pt dotted #000000" loext:shadow="none"/>
    </style:style>
    <style:style style:name="T30" style:family="text">
      <style:text-properties fo:color="#0000a8" officeooo:rsid="00dc41d4"/>
    </style:style>
    <style:style style:name="T31" style:family="text">
      <style:text-properties fo:color="#0000a8" officeooo:rsid="00dc41d4" loext:padding="0.049cm" loext:border="0.06pt dotted #000000" loext:shadow="none"/>
    </style:style>
    <style:style style:name="T32" style:family="text">
      <style:text-properties fo:color="#0000a8" fo:font-size="11pt" fo:language="la" fo:country="VA" fo:font-weight="normal" officeooo:rsid="001aebbf" style:font-size-asian="11pt" style:font-weight-asian="normal" style:font-size-complex="11pt" style:font-weight-complex="normal"/>
    </style:style>
    <style:style style:name="T33" style:family="text">
      <style:text-properties fo:color="#0000a8" fo:font-size="11pt" officeooo:rsid="010d552e" style:font-size-asian="11pt" style:font-size-complex="11pt"/>
    </style:style>
    <style:style style:name="T34" style:family="text">
      <style:text-properties fo:color="#0000a8" fo:language="la" fo:country="VA" fo:font-weight="normal" officeooo:rsid="001aebbf" style:font-weight-asian="normal" style:font-weight-complex="normal"/>
    </style:style>
    <style:style style:name="T35" style:family="text">
      <style:text-properties fo:color="#0000a8" officeooo:rsid="010d552e"/>
    </style:style>
    <style:style style:name="T36" style:family="text">
      <style:text-properties fo:color="#0000a8" fo:font-size="12pt" style:font-size-asian="12pt" style:font-size-complex="12pt"/>
    </style:style>
    <style:style style:name="T37" style:family="text">
      <style:text-properties fo:color="#0000a8" fo:font-size="12pt" officeooo:rsid="010d552e" style:font-size-asian="12pt" style:font-size-complex="12pt"/>
    </style:style>
    <style:style style:name="T38" style:family="text">
      <style:text-properties fo:color="#0000a8" fo:font-size="12pt" fo:language="la" fo:country="VA" fo:font-weight="normal" officeooo:rsid="001aebbf" style:font-size-asian="12pt" style:font-weight-asian="normal" style:font-size-complex="12pt" style:font-weight-complex="normal"/>
    </style:style>
    <style:style style:name="T39" style:family="text">
      <style:text-properties officeooo:rsid="003a2b5f" style:font-size-asian="10.5pt" style:font-weight-complex="normal" loext:padding="0.049cm" loext:border="0.06pt dotted #000000" loext:shadow="none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1b5a58" style:font-size-asian="8pt" style:font-size-complex="8pt"/>
    </style:style>
    <style:style style:name="T42" style:family="text">
      <style:text-properties fo:font-size="8pt" officeooo:rsid="00253fe0" style:font-size-asian="8pt" style:font-size-complex="8pt"/>
    </style:style>
    <style:style style:name="T43" style:family="text">
      <style:text-properties fo:font-size="8pt" officeooo:rsid="007240c7" style:font-size-asian="8pt" style:font-size-complex="8pt"/>
    </style:style>
    <style:style style:name="T44" style:family="text">
      <style:text-properties fo:font-size="8pt" officeooo:rsid="00736677" style:font-size-asian="8pt" style:font-size-complex="8pt"/>
    </style:style>
    <style:style style:name="T45" style:family="text">
      <style:text-properties fo:font-size="8pt" officeooo:rsid="0076db56" style:font-size-asian="8pt" style:font-size-complex="8pt"/>
    </style:style>
    <style:style style:name="T46" style:family="text">
      <style:text-properties fo:font-size="8pt" officeooo:rsid="00b8be3a" style:font-size-asian="8pt" style:font-size-complex="8pt"/>
    </style:style>
    <style:style style:name="T47" style:family="text">
      <style:text-properties fo:font-size="8pt" officeooo:rsid="00c5c96e" style:font-size-asian="8pt" style:font-size-complex="8pt"/>
    </style:style>
    <style:style style:name="T48" style:family="text">
      <style:text-properties fo:font-size="8pt" officeooo:rsid="010bcbe4" style:font-size-asian="8pt" style:font-size-complex="8pt"/>
    </style:style>
    <style:style style:name="T49" style:family="text">
      <style:text-properties fo:font-size="8pt" officeooo:rsid="010d0a1a" style:font-size-asian="8pt" style:font-size-complex="8pt"/>
    </style:style>
    <style:style style:name="T50" style:family="text">
      <style:text-properties fo:font-size="8pt" officeooo:rsid="010d552e" style:font-size-asian="8pt" style:font-size-complex="8pt"/>
    </style:style>
    <style:style style:name="T51" style:family="text">
      <style:text-properties fo:font-size="8pt" officeooo:rsid="010f7103" style:font-size-asian="8pt" style:font-size-complex="8pt"/>
    </style:style>
    <style:style style:name="T52" style:family="text">
      <style:text-properties fo:font-size="8pt" officeooo:rsid="01142563" style:font-size-asian="8pt" style:font-size-complex="8pt"/>
    </style:style>
    <style:style style:name="T53" style:family="text">
      <style:text-properties fo:font-size="8pt" officeooo:rsid="0114c240" style:font-size-asian="8pt" style:font-size-complex="8pt"/>
    </style:style>
    <style:style style:name="T54" style:family="text">
      <style:text-properties fo:font-size="8pt" officeooo:rsid="0119c003" style:font-size-asian="8pt" style:font-size-complex="8pt"/>
    </style:style>
    <style:style style:name="T55" style:family="text">
      <style:text-properties fo:font-size="8pt" officeooo:rsid="011d6404" style:font-size-asian="8pt" style:font-size-complex="8pt"/>
    </style:style>
    <style:style style:name="T56" style:family="text">
      <style:text-properties fo:font-size="8pt" officeooo:rsid="011f28c4" style:font-size-asian="8pt" style:font-size-complex="8pt"/>
    </style:style>
    <style:style style:name="T57" style:family="text">
      <style:text-properties fo:font-size="8pt" officeooo:rsid="011f40d6" style:font-size-asian="8pt" style:font-size-complex="8pt"/>
    </style:style>
    <style:style style:name="T58" style:family="text">
      <style:text-properties fo:font-size="8pt" officeooo:rsid="012043ff" style:font-size-asian="8pt" style:font-size-complex="8pt"/>
    </style:style>
    <style:style style:name="T59" style:family="text">
      <style:text-properties fo:font-size="8pt" officeooo:rsid="0126cfba" style:font-size-asian="8pt" style:font-size-complex="8pt"/>
    </style:style>
    <style:style style:name="T60" style:family="text">
      <style:text-properties fo:font-size="8pt" officeooo:rsid="0127a390" style:font-size-asian="8pt" style:font-size-complex="8pt"/>
    </style:style>
    <style:style style:name="T61" style:family="text">
      <style:text-properties fo:font-size="8pt" officeooo:rsid="012ce79f" style:font-size-asian="8pt" style:font-size-complex="8pt"/>
    </style:style>
    <style:style style:name="T62" style:family="text">
      <style:text-properties fo:font-size="8pt" officeooo:rsid="013613fa" style:font-size-asian="8pt" style:font-size-complex="8pt"/>
    </style:style>
    <style:style style:name="T63" style:family="text">
      <style:text-properties fo:font-size="8pt" officeooo:rsid="0137eadb" style:font-size-asian="8pt" style:font-size-complex="8pt"/>
    </style:style>
    <style:style style:name="T64" style:family="text">
      <style:text-properties fo:font-size="8pt" officeooo:rsid="0139edc9" style:font-size-asian="8pt" style:font-size-complex="8pt"/>
    </style:style>
    <style:style style:name="T65" style:family="text">
      <style:text-properties fo:font-size="8pt" officeooo:rsid="013c38be" style:font-size-asian="8pt" style:font-size-complex="8pt"/>
    </style:style>
    <style:style style:name="T66" style:family="text">
      <style:text-properties fo:font-size="8pt" officeooo:rsid="013dfa40" style:font-size-asian="8pt" style:font-size-complex="8pt"/>
    </style:style>
    <style:style style:name="T67" style:family="text">
      <style:text-properties fo:font-size="8pt" officeooo:rsid="0140948a" style:font-size-asian="8pt" style:font-size-complex="8pt"/>
    </style:style>
    <style:style style:name="T68" style:family="text">
      <style:text-properties fo:font-size="8pt" officeooo:rsid="0143b0ee" style:font-size-asian="8pt" style:font-size-complex="8pt"/>
    </style:style>
    <style:style style:name="T69" style:family="text">
      <style:text-properties fo:font-size="8pt" officeooo:rsid="0146b97a" style:font-size-asian="8pt" style:font-size-complex="8pt"/>
    </style:style>
    <style:style style:name="T70" style:family="text">
      <style:text-properties fo:font-size="8pt" officeooo:rsid="01480547" style:font-size-asian="8pt" style:font-size-complex="8pt"/>
    </style:style>
    <style:style style:name="T71" style:family="text">
      <style:text-properties fo:font-size="8pt" officeooo:rsid="0149911e" style:font-size-asian="8pt" style:font-size-complex="8pt"/>
    </style:style>
    <style:style style:name="T72" style:family="text">
      <style:text-properties fo:font-size="8pt" officeooo:rsid="0164a704" style:font-size-asian="8pt" style:font-size-complex="8pt"/>
    </style:style>
    <style:style style:name="T73" style:family="text">
      <style:text-properties fo:font-size="8pt" officeooo:rsid="01807d3c" style:font-size-asian="8pt" style:font-size-complex="8pt"/>
    </style:style>
    <style:style style:name="T74" style:family="text">
      <style:text-properties fo:font-size="8pt" officeooo:rsid="01870c86" style:font-size-asian="8pt" style:font-size-complex="8pt"/>
    </style:style>
    <style:style style:name="T75" style:family="text">
      <style:text-properties fo:font-size="8pt" officeooo:rsid="019d021e" style:font-size-asian="8pt" style:font-size-complex="8pt"/>
    </style:style>
    <style:style style:name="T76" style:family="text">
      <style:text-properties fo:font-size="8pt" fo:font-style="normal" officeooo:rsid="001b5a58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07240c7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0736677" style:font-size-asian="8pt" style:font-style-asian="normal" style:font-size-complex="8pt" style:font-style-complex="normal"/>
    </style:style>
    <style:style style:name="T79" style:family="text">
      <style:text-properties fo:font-size="8pt" fo:font-style="italic" officeooo:rsid="0076db56" style:font-size-asian="8pt" style:font-style-asian="italic" style:font-size-complex="8pt" style:font-style-complex="italic"/>
    </style:style>
    <style:style style:name="T80" style:family="text">
      <style:text-properties fo:font-size="8pt" fo:font-style="italic" officeooo:rsid="018721bf" style:font-size-asian="8pt" style:font-style-asian="italic" style:font-size-complex="8pt" style:font-style-complex="italic"/>
    </style:style>
    <style:style style:name="T81" style:family="text">
      <style:text-properties fo:font-size="8pt" fo:font-style="italic" officeooo:rsid="018c1f7d" style:font-size-asian="8pt" style:font-style-asian="italic" style:font-size-complex="8pt" style:font-style-complex="italic"/>
    </style:style>
    <style:style style:name="T82" style:family="text">
      <style:text-properties fo:font-size="8pt" fo:font-style="italic" officeooo:rsid="018f2923" style:font-size-asian="8pt" style:font-style-asian="italic" style:font-size-complex="8pt" style:font-style-complex="italic"/>
    </style:style>
    <style:style style:name="T83" style:family="text">
      <style:text-properties fo:font-size="8pt" fo:font-style="italic" officeooo:rsid="019193e3" style:font-size-asian="8pt" style:font-style-asian="italic" style:font-size-complex="8pt" style:font-style-complex="italic"/>
    </style:style>
    <style:style style:name="T84" style:family="text">
      <style:text-properties fo:font-size="8pt" fo:font-style="italic" officeooo:rsid="01926c01" style:font-size-asian="8pt" style:font-style-asian="italic" style:font-size-complex="8pt" style:font-style-complex="italic"/>
    </style:style>
    <style:style style:name="T85" style:family="text">
      <style:text-properties fo:font-size="8pt" fo:font-style="italic" officeooo:rsid="01b0bc27" style:font-size-asian="8pt" style:font-style-asian="italic" style:font-size-complex="8pt" style:font-style-complex="italic"/>
    </style:style>
    <style:style style:name="T86" style:family="text">
      <style:text-properties fo:font-size="8pt" fo:language="la" fo:country="VA" fo:font-weight="normal" officeooo:rsid="0076db56" style:font-size-asian="8pt" style:font-weight-asian="normal" style:font-size-complex="8pt" style:font-weight-complex="normal"/>
    </style:style>
    <style:style style:name="T87" style:family="text">
      <style:text-properties fo:font-size="8pt" fo:language="la" fo:country="VA" fo:font-weight="normal" officeooo:rsid="0164a704" style:font-size-asian="8pt" style:font-weight-asian="normal" style:font-size-complex="8pt" style:font-weight-complex="normal"/>
    </style:style>
    <style:style style:name="T88" style:family="text">
      <style:text-properties fo:font-size="8pt" fo:language="la" fo:country="VA" fo:font-weight="normal" officeooo:rsid="01807d3c" style:font-size-asian="8pt" style:font-weight-asian="normal" style:font-size-complex="8pt" style:font-weight-complex="normal"/>
    </style:style>
    <style:style style:name="T89" style:family="text">
      <style:text-properties fo:font-size="8pt" fo:language="la" fo:country="VA" fo:font-weight="normal" officeooo:rsid="019d021e" style:font-size-asian="8pt" style:font-weight-asian="normal" style:font-size-complex="8pt" style:font-weight-complex="normal"/>
    </style:style>
    <style:style style:name="T90" style:family="text">
      <style:text-properties fo:font-size="8pt" fo:language="la" fo:country="VA" fo:font-weight="normal" officeooo:rsid="019d3e2b" style:font-size-asian="8pt" style:font-weight-asian="normal" style:font-size-complex="8pt" style:font-weight-complex="normal"/>
    </style:style>
    <style:style style:name="T91" style:family="text">
      <style:text-properties fo:font-size="8pt" fo:language="la" fo:country="VA" fo:font-weight="normal" officeooo:rsid="01a03ae2" style:font-size-asian="8pt" style:font-weight-asian="normal" style:font-size-complex="8pt" style:font-weight-complex="normal"/>
    </style:style>
    <style:style style:name="T92" style:family="text">
      <style:text-properties fo:font-size="8pt" fo:language="la" fo:country="VA" fo:font-weight="normal" officeooo:rsid="01a1e86a" style:font-size-asian="8pt" style:font-weight-asian="normal" style:font-size-complex="8pt" style:font-weight-complex="normal"/>
    </style:style>
    <style:style style:name="T93" style:family="text">
      <style:text-properties fo:font-size="8pt" fo:language="la" fo:country="VA" fo:font-style="italic" fo:font-weight="normal" officeooo:rsid="0076db56" style:font-size-asian="8pt" style:font-style-asian="italic" style:font-weight-asian="normal" style:font-size-complex="8pt" style:font-style-complex="italic" style:font-weight-complex="normal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3a2b5f" style:font-style-asian="italic" style:font-style-complex="italic"/>
    </style:style>
    <style:style style:name="T96" style:family="text">
      <style:text-properties fo:font-style="italic" officeooo:rsid="001ba0f9" style:font-style-asian="italic" style:font-style-complex="italic"/>
    </style:style>
    <style:style style:name="T97" style:family="text">
      <style:text-properties fo:font-style="italic" officeooo:rsid="001b5a58" style:font-style-asian="italic" style:font-style-complex="italic"/>
    </style:style>
    <style:style style:name="T98" style:family="text">
      <style:text-properties fo:font-style="italic" officeooo:rsid="001d75c4" style:font-style-asian="italic" style:font-style-complex="italic"/>
    </style:style>
    <style:style style:name="T99" style:family="text">
      <style:text-properties fo:font-style="italic" officeooo:rsid="001d9ed2" style:font-style-asian="italic" style:font-style-complex="italic"/>
    </style:style>
    <style:style style:name="T100" style:family="text">
      <style:text-properties fo:font-style="italic" officeooo:rsid="00206ef4" style:font-style-asian="italic" style:font-style-complex="italic"/>
    </style:style>
    <style:style style:name="T101" style:family="text">
      <style:text-properties fo:font-style="italic" officeooo:rsid="0023b462" style:font-style-asian="italic" style:font-style-complex="italic"/>
    </style:style>
    <style:style style:name="T102" style:family="text">
      <style:text-properties fo:font-style="italic" officeooo:rsid="00251dbb" style:font-style-asian="italic" style:font-style-complex="italic"/>
    </style:style>
    <style:style style:name="T103" style:family="text">
      <style:text-properties fo:font-style="italic" officeooo:rsid="0026e093" style:font-style-asian="italic" style:font-style-complex="italic"/>
    </style:style>
    <style:style style:name="T104" style:family="text">
      <style:text-properties fo:font-style="italic" officeooo:rsid="002a7a06" style:font-style-asian="italic" style:font-style-complex="italic"/>
    </style:style>
    <style:style style:name="T105" style:family="text">
      <style:text-properties fo:font-style="italic" officeooo:rsid="002c3d1d" style:font-style-asian="italic" style:font-style-complex="italic"/>
    </style:style>
    <style:style style:name="T106" style:family="text">
      <style:text-properties fo:font-style="italic" officeooo:rsid="002dbdfb" style:font-style-asian="italic" style:font-style-complex="italic"/>
    </style:style>
    <style:style style:name="T107" style:family="text">
      <style:text-properties fo:font-style="italic" officeooo:rsid="002e1cff" style:font-style-asian="italic" style:font-style-complex="italic"/>
    </style:style>
    <style:style style:name="T108" style:family="text">
      <style:text-properties fo:font-style="italic" officeooo:rsid="002f4d1b" style:font-style-asian="italic" style:font-style-complex="italic"/>
    </style:style>
    <style:style style:name="T109" style:family="text">
      <style:text-properties fo:font-style="italic" officeooo:rsid="005e959d" style:font-style-asian="italic" style:font-style-complex="italic"/>
    </style:style>
    <style:style style:name="T110" style:family="text">
      <style:text-properties fo:font-style="italic" officeooo:rsid="003066fd" style:font-style-asian="italic" style:font-style-complex="italic"/>
    </style:style>
    <style:style style:name="T111" style:family="text">
      <style:text-properties fo:font-style="italic" officeooo:rsid="00317438" style:font-style-asian="italic" style:font-style-complex="italic"/>
    </style:style>
    <style:style style:name="T112" style:family="text">
      <style:text-properties fo:font-style="italic" officeooo:rsid="003516b5" style:font-style-asian="italic" style:font-style-complex="italic"/>
    </style:style>
    <style:style style:name="T113" style:family="text">
      <style:text-properties fo:font-style="italic" officeooo:rsid="0036dfab" style:font-style-asian="italic" style:font-style-complex="italic"/>
    </style:style>
    <style:style style:name="T114" style:family="text">
      <style:text-properties fo:font-style="italic" officeooo:rsid="001ec079" style:font-style-asian="italic" style:font-style-complex="italic"/>
    </style:style>
    <style:style style:name="T115" style:family="text">
      <style:text-properties fo:font-style="italic" officeooo:rsid="0022f2dc" style:font-style-asian="italic" style:font-style-complex="italic"/>
    </style:style>
    <style:style style:name="T116" style:family="text">
      <style:text-properties fo:font-style="italic" officeooo:rsid="005f991e" style:font-style-asian="italic" style:font-style-complex="italic"/>
    </style:style>
    <style:style style:name="T117" style:family="text">
      <style:text-properties fo:font-style="italic" officeooo:rsid="006160f1" style:font-style-asian="italic" style:font-style-complex="italic"/>
    </style:style>
    <style:style style:name="T118" style:family="text">
      <style:text-properties fo:font-style="italic" officeooo:rsid="005ac75c" style:font-style-asian="italic" style:font-style-complex="italic"/>
    </style:style>
    <style:style style:name="T119" style:family="text">
      <style:text-properties fo:font-style="italic" officeooo:rsid="00818990" style:font-style-asian="italic" style:font-style-complex="italic"/>
    </style:style>
    <style:style style:name="T120" style:family="text">
      <style:text-properties fo:font-style="italic" officeooo:rsid="00836100" style:font-style-asian="italic" style:font-style-complex="italic"/>
    </style:style>
    <style:style style:name="T121" style:family="text">
      <style:text-properties fo:font-style="italic" officeooo:rsid="0084e164" style:font-style-asian="italic" style:font-style-complex="italic"/>
    </style:style>
    <style:style style:name="T122" style:family="text">
      <style:text-properties fo:font-style="italic" officeooo:rsid="008578fc" style:font-style-asian="italic" style:font-style-complex="italic"/>
    </style:style>
    <style:style style:name="T123" style:family="text">
      <style:text-properties fo:font-style="italic" officeooo:rsid="00887c74" style:font-style-asian="italic" style:font-style-complex="italic"/>
    </style:style>
    <style:style style:name="T124" style:family="text">
      <style:text-properties fo:font-style="italic" officeooo:rsid="00890abb" style:font-style-asian="italic" style:font-style-complex="italic"/>
    </style:style>
    <style:style style:name="T125" style:family="text">
      <style:text-properties fo:font-style="italic" officeooo:rsid="008e6827" style:font-style-asian="italic" style:font-style-complex="italic"/>
    </style:style>
    <style:style style:name="T126" style:family="text">
      <style:text-properties fo:font-style="italic" officeooo:rsid="00905711" style:font-style-asian="italic" style:font-style-complex="italic"/>
    </style:style>
    <style:style style:name="T127" style:family="text">
      <style:text-properties fo:font-style="italic" officeooo:rsid="0091c2c7" style:font-style-asian="italic" style:font-style-complex="italic"/>
    </style:style>
    <style:style style:name="T128" style:family="text">
      <style:text-properties fo:font-style="italic" officeooo:rsid="00920580" style:font-style-asian="italic" style:font-style-complex="italic"/>
    </style:style>
    <style:style style:name="T129" style:family="text">
      <style:text-properties fo:font-style="italic" officeooo:rsid="0092d387" style:font-style-asian="italic" style:font-style-complex="italic"/>
    </style:style>
    <style:style style:name="T130" style:family="text">
      <style:text-properties fo:font-style="italic" officeooo:rsid="00940d8a" style:font-style-asian="italic" style:font-style-complex="italic"/>
    </style:style>
    <style:style style:name="T131" style:family="text">
      <style:text-properties fo:font-style="italic" officeooo:rsid="00975543" style:font-style-asian="italic" style:font-style-complex="italic"/>
    </style:style>
    <style:style style:name="T132" style:family="text">
      <style:text-properties fo:font-style="italic" officeooo:rsid="0099b6e7" style:font-style-asian="italic" style:font-style-complex="italic"/>
    </style:style>
    <style:style style:name="T133" style:family="text">
      <style:text-properties fo:font-style="italic" officeooo:rsid="009b5888" style:font-style-asian="italic" style:font-style-complex="italic"/>
    </style:style>
    <style:style style:name="T134" style:family="text">
      <style:text-properties fo:font-style="italic" officeooo:rsid="00915c79" style:font-style-asian="italic" style:font-style-complex="italic"/>
    </style:style>
    <style:style style:name="T135" style:family="text">
      <style:text-properties fo:font-style="italic" officeooo:rsid="009bca76" style:font-style-asian="italic" style:font-style-complex="italic"/>
    </style:style>
    <style:style style:name="T136" style:family="text">
      <style:text-properties fo:font-style="italic" officeooo:rsid="009da530" style:font-style-asian="italic" style:font-style-complex="italic"/>
    </style:style>
    <style:style style:name="T137" style:family="text">
      <style:text-properties fo:font-style="italic" officeooo:rsid="009dba7e" style:font-style-asian="italic" style:font-style-complex="italic"/>
    </style:style>
    <style:style style:name="T138" style:family="text">
      <style:text-properties fo:font-style="italic" officeooo:rsid="009e75d1" style:font-style-asian="italic" style:font-style-complex="italic"/>
    </style:style>
    <style:style style:name="T139" style:family="text">
      <style:text-properties fo:font-style="italic" officeooo:rsid="00a1f376" style:font-style-asian="italic" style:font-style-complex="italic"/>
    </style:style>
    <style:style style:name="T140" style:family="text">
      <style:text-properties fo:font-style="italic" officeooo:rsid="00a45d14" style:font-style-asian="italic" style:font-style-complex="italic"/>
    </style:style>
    <style:style style:name="T141" style:family="text">
      <style:text-properties fo:font-style="italic" officeooo:rsid="00a7a713" style:font-style-asian="italic" style:font-style-complex="italic"/>
    </style:style>
    <style:style style:name="T142" style:family="text">
      <style:text-properties fo:font-style="italic" officeooo:rsid="00ab05b4" style:font-style-asian="italic" style:font-style-complex="italic"/>
    </style:style>
    <style:style style:name="T143" style:family="text">
      <style:text-properties fo:font-style="italic" officeooo:rsid="00ab7546" style:font-style-asian="italic" style:font-style-complex="italic"/>
    </style:style>
    <style:style style:name="T144" style:family="text">
      <style:text-properties fo:font-style="italic" officeooo:rsid="00abed1e" style:font-style-asian="italic" style:font-style-complex="italic"/>
    </style:style>
    <style:style style:name="T145" style:family="text">
      <style:text-properties fo:font-style="italic" officeooo:rsid="00ac4cfc" style:font-style-asian="italic" style:font-style-complex="italic"/>
    </style:style>
    <style:style style:name="T146" style:family="text">
      <style:text-properties fo:font-style="italic" officeooo:rsid="00ad22d3" style:font-style-asian="italic" style:font-style-complex="italic"/>
    </style:style>
    <style:style style:name="T147" style:family="text">
      <style:text-properties fo:font-style="italic" officeooo:rsid="00af078a" style:font-style-asian="italic" style:font-style-complex="italic"/>
    </style:style>
    <style:style style:name="T148" style:family="text">
      <style:text-properties fo:font-style="italic" officeooo:rsid="00b0ded8" style:font-style-asian="italic" style:font-style-complex="italic"/>
    </style:style>
    <style:style style:name="T149" style:family="text">
      <style:text-properties fo:font-style="italic" officeooo:rsid="00b32e26" style:font-style-asian="italic" style:font-style-complex="italic"/>
    </style:style>
    <style:style style:name="T150" style:family="text">
      <style:text-properties fo:font-style="italic" officeooo:rsid="00ba098b" style:font-style-asian="italic" style:font-style-complex="italic"/>
    </style:style>
    <style:style style:name="T151" style:family="text">
      <style:text-properties fo:font-style="italic" officeooo:rsid="00bb70ce" style:font-style-asian="italic" style:font-style-complex="italic"/>
    </style:style>
    <style:style style:name="T152" style:family="text">
      <style:text-properties fo:font-style="italic" officeooo:rsid="00be52ec" style:font-style-asian="italic" style:font-style-complex="italic"/>
    </style:style>
    <style:style style:name="T153" style:family="text">
      <style:text-properties fo:font-style="italic" officeooo:rsid="00bf6deb" style:font-style-asian="italic" style:font-style-complex="italic"/>
    </style:style>
    <style:style style:name="T154" style:family="text">
      <style:text-properties fo:font-style="italic" officeooo:rsid="00c053fc" style:font-style-asian="italic" style:font-style-complex="italic"/>
    </style:style>
    <style:style style:name="T155" style:family="text">
      <style:text-properties fo:font-style="italic" officeooo:rsid="00c363fa" style:font-style-asian="italic" style:font-style-complex="italic"/>
    </style:style>
    <style:style style:name="T156" style:family="text">
      <style:text-properties fo:font-style="italic" officeooo:rsid="00c50ecf" style:font-style-asian="italic" style:font-style-complex="italic"/>
    </style:style>
    <style:style style:name="T157" style:family="text">
      <style:text-properties fo:font-style="italic" officeooo:rsid="00c7786a" style:font-style-asian="italic" style:font-style-complex="italic"/>
    </style:style>
    <style:style style:name="T158" style:family="text">
      <style:text-properties fo:font-style="italic" officeooo:rsid="00ca5a50" style:font-style-asian="italic" style:font-style-complex="italic"/>
    </style:style>
    <style:style style:name="T159" style:family="text">
      <style:text-properties fo:font-style="italic" officeooo:rsid="00ceaf41" style:font-style-asian="italic" style:font-style-complex="italic"/>
    </style:style>
    <style:style style:name="T160" style:family="text">
      <style:text-properties fo:font-style="italic" officeooo:rsid="00d2e16f" style:font-style-asian="italic" style:font-style-complex="italic"/>
    </style:style>
    <style:style style:name="T161" style:family="text">
      <style:text-properties fo:font-style="italic" officeooo:rsid="00b59136" style:font-style-asian="italic" style:font-style-complex="italic"/>
    </style:style>
    <style:style style:name="T162" style:family="text">
      <style:text-properties fo:font-style="italic" officeooo:rsid="00d72ac6" style:font-style-asian="italic" style:font-style-complex="italic"/>
    </style:style>
    <style:style style:name="T163" style:family="text">
      <style:text-properties fo:font-style="italic" officeooo:rsid="00f5b333" style:font-style-asian="italic" style:font-style-complex="italic"/>
    </style:style>
    <style:style style:name="T164" style:family="text">
      <style:text-properties fo:font-style="italic" officeooo:rsid="00fc9851" style:font-style-asian="italic" style:font-style-complex="italic"/>
    </style:style>
    <style:style style:name="T165" style:family="text">
      <style:text-properties fo:font-style="italic" officeooo:rsid="00fe5da0" style:font-style-asian="italic" style:font-style-complex="italic"/>
    </style:style>
    <style:style style:name="T166" style:family="text">
      <style:text-properties fo:font-style="italic" officeooo:rsid="0105ff45" style:font-style-asian="italic" style:font-style-complex="italic"/>
    </style:style>
    <style:style style:name="T167" style:family="text">
      <style:text-properties fo:font-style="italic" officeooo:rsid="0107b293" style:font-style-asian="italic" style:font-style-complex="italic"/>
    </style:style>
    <style:style style:name="T168" style:family="text">
      <style:text-properties fo:font-style="italic" officeooo:rsid="010bcbe4" style:font-style-asian="italic" style:font-style-complex="italic"/>
    </style:style>
    <style:style style:name="T169" style:family="text">
      <style:text-properties fo:font-style="italic" officeooo:rsid="010d0a1a" style:font-style-asian="italic" style:font-style-complex="italic"/>
    </style:style>
    <style:style style:name="T170" style:family="text">
      <style:text-properties fo:font-style="italic" officeooo:rsid="010d552e" style:font-style-asian="italic" style:font-style-complex="italic"/>
    </style:style>
    <style:style style:name="T171" style:family="text">
      <style:text-properties fo:font-style="italic" officeooo:rsid="010f7103" style:font-style-asian="italic" style:font-style-complex="italic"/>
    </style:style>
    <style:style style:name="T172" style:family="text">
      <style:text-properties fo:font-style="italic" officeooo:rsid="0114c240" style:font-style-asian="italic" style:font-style-complex="italic"/>
    </style:style>
    <style:style style:name="T173" style:family="text">
      <style:text-properties fo:font-style="italic" officeooo:rsid="0119c003" style:font-style-asian="italic" style:font-style-complex="italic"/>
    </style:style>
    <style:style style:name="T174" style:family="text">
      <style:text-properties fo:font-style="italic" officeooo:rsid="011d6404" style:font-style-asian="italic" style:font-style-complex="italic"/>
    </style:style>
    <style:style style:name="T175" style:family="text">
      <style:text-properties fo:font-style="italic" officeooo:rsid="011df41e" style:font-style-asian="italic" style:font-style-complex="italic"/>
    </style:style>
    <style:style style:name="T176" style:family="text">
      <style:text-properties fo:font-style="italic" officeooo:rsid="011f40d6" style:font-style-asian="italic" style:font-style-complex="italic"/>
    </style:style>
    <style:style style:name="T177" style:family="text">
      <style:text-properties fo:font-style="italic" officeooo:rsid="011fc856" style:font-style-asian="italic" style:font-style-complex="italic"/>
    </style:style>
    <style:style style:name="T178" style:family="text">
      <style:text-properties fo:font-style="italic" officeooo:rsid="01239005" style:font-style-asian="italic" style:font-style-complex="italic"/>
    </style:style>
    <style:style style:name="T179" style:family="text">
      <style:text-properties fo:font-style="italic" officeooo:rsid="0126cfba" style:font-style-asian="italic" style:font-style-complex="italic"/>
    </style:style>
    <style:style style:name="T180" style:family="text">
      <style:text-properties fo:font-style="italic" officeooo:rsid="01289f08" style:font-style-asian="italic" style:font-style-complex="italic"/>
    </style:style>
    <style:style style:name="T181" style:family="text">
      <style:text-properties fo:font-style="italic" officeooo:rsid="012ea19b" style:font-style-asian="italic" style:font-style-complex="italic"/>
    </style:style>
    <style:style style:name="T182" style:family="text">
      <style:text-properties fo:font-style="italic" officeooo:rsid="0133d697" style:font-style-asian="italic" style:font-style-complex="italic"/>
    </style:style>
    <style:style style:name="T183" style:family="text">
      <style:text-properties fo:font-style="italic" officeooo:rsid="0137eadb" style:font-style-asian="italic" style:font-style-complex="italic"/>
    </style:style>
    <style:style style:name="T184" style:family="text">
      <style:text-properties fo:font-style="italic" officeooo:rsid="0138b685" style:font-style-asian="italic" style:font-style-complex="italic"/>
    </style:style>
    <style:style style:name="T185" style:family="text">
      <style:text-properties fo:font-style="italic" officeooo:rsid="0139edc9" style:font-style-asian="italic" style:font-style-complex="italic"/>
    </style:style>
    <style:style style:name="T186" style:family="text">
      <style:text-properties fo:font-style="italic" officeooo:rsid="013dfa40" style:font-style-asian="italic" style:font-style-complex="italic"/>
    </style:style>
    <style:style style:name="T187" style:family="text">
      <style:text-properties fo:font-style="italic" officeooo:rsid="0141be9d" style:font-style-asian="italic" style:font-style-complex="italic"/>
    </style:style>
    <style:style style:name="T188" style:family="text">
      <style:text-properties fo:font-style="italic" officeooo:rsid="0145a799" style:font-style-asian="italic" style:font-style-complex="italic"/>
    </style:style>
    <style:style style:name="T189" style:family="text">
      <style:text-properties fo:font-style="italic" officeooo:rsid="0145cac0" style:font-style-asian="italic" style:font-style-complex="italic"/>
    </style:style>
    <style:style style:name="T190" style:family="text">
      <style:text-properties fo:font-style="italic" officeooo:rsid="01480547" style:font-style-asian="italic" style:font-style-complex="italic"/>
    </style:style>
    <style:style style:name="T191" style:family="text">
      <style:text-properties fo:font-style="italic" officeooo:rsid="014ac799" style:font-style-asian="italic" style:font-style-complex="italic"/>
    </style:style>
    <style:style style:name="T192" style:family="text">
      <style:text-properties fo:font-style="italic" officeooo:rsid="014c9ccb" style:font-style-asian="italic" style:font-style-complex="italic"/>
    </style:style>
    <style:style style:name="T193" style:family="text">
      <style:text-properties fo:font-style="italic" officeooo:rsid="014fb6ab" style:font-style-asian="italic" style:font-style-complex="italic"/>
    </style:style>
    <style:style style:name="T194" style:family="text">
      <style:text-properties fo:font-style="italic" officeooo:rsid="0152913b" style:font-style-asian="italic" style:font-style-complex="italic"/>
    </style:style>
    <style:style style:name="T195" style:family="text">
      <style:text-properties fo:font-style="italic" officeooo:rsid="01538825" style:font-style-asian="italic" style:font-style-complex="italic"/>
    </style:style>
    <style:style style:name="T196" style:family="text">
      <style:text-properties fo:font-style="italic" officeooo:rsid="015dcd5d" style:font-style-asian="italic" style:font-style-complex="italic"/>
    </style:style>
    <style:style style:name="T197" style:family="text">
      <style:text-properties fo:font-style="italic" officeooo:rsid="0161c18a" style:font-style-asian="italic" style:font-style-complex="italic"/>
    </style:style>
    <style:style style:name="T198" style:family="text">
      <style:text-properties fo:font-style="italic" officeooo:rsid="0164a704" style:font-style-asian="italic" style:font-style-complex="italic"/>
    </style:style>
    <style:style style:name="T199" style:family="text">
      <style:text-properties fo:font-style="italic" officeooo:rsid="01664181" style:font-style-asian="italic" style:font-style-complex="italic"/>
    </style:style>
    <style:style style:name="T200" style:family="text">
      <style:text-properties fo:font-style="italic" officeooo:rsid="0167213a" style:font-style-asian="italic" style:font-style-complex="italic"/>
    </style:style>
    <style:style style:name="T201" style:family="text">
      <style:text-properties fo:font-style="italic" officeooo:rsid="01698e16" style:font-style-asian="italic" style:font-style-complex="italic"/>
    </style:style>
    <style:style style:name="T202" style:family="text">
      <style:text-properties fo:font-style="italic" officeooo:rsid="016b07a2" style:font-style-asian="italic" style:font-style-complex="italic"/>
    </style:style>
    <style:style style:name="T203" style:family="text">
      <style:text-properties fo:font-style="italic" officeooo:rsid="016f915e" style:font-style-asian="italic" style:font-style-complex="italic"/>
    </style:style>
    <style:style style:name="T204" style:family="text">
      <style:text-properties fo:font-style="italic" officeooo:rsid="0170cfa4" style:font-style-asian="italic" style:font-style-complex="italic"/>
    </style:style>
    <style:style style:name="T205" style:family="text">
      <style:text-properties fo:font-style="italic" officeooo:rsid="0174a0d6" style:font-style-asian="italic" style:font-style-complex="italic"/>
    </style:style>
    <style:style style:name="T206" style:family="text">
      <style:text-properties fo:font-style="italic" officeooo:rsid="017ac1d2" style:font-style-asian="italic" style:font-style-complex="italic"/>
    </style:style>
    <style:style style:name="T207" style:family="text">
      <style:text-properties fo:font-style="italic" officeooo:rsid="018721bf" style:font-style-asian="italic" style:font-style-complex="italic"/>
    </style:style>
    <style:style style:name="T208" style:family="text">
      <style:text-properties fo:font-style="italic" officeooo:rsid="00dc41d4" style:font-style-asian="italic" style:font-style-complex="italic"/>
    </style:style>
    <style:style style:name="T209" style:family="text">
      <style:text-properties fo:font-style="normal" officeooo:rsid="001b5a58" style:font-style-asian="normal" style:font-style-complex="normal"/>
    </style:style>
    <style:style style:name="T210" style:family="text">
      <style:text-properties fo:font-style="normal" officeooo:rsid="007af9e1" style:font-style-asian="normal" style:font-style-complex="normal"/>
    </style:style>
    <style:style style:name="T211" style:family="text">
      <style:text-properties fo:font-style="normal" officeooo:rsid="00ab7546" style:font-style-asian="normal" style:font-style-complex="normal"/>
    </style:style>
    <style:style style:name="T212" style:family="text">
      <style:text-properties fo:font-style="normal" officeooo:rsid="00b44a06" style:font-style-asian="normal" style:font-style-complex="normal"/>
    </style:style>
    <style:style style:name="T213" style:family="text">
      <style:text-properties fo:font-style="normal" officeooo:rsid="00f77cee" style:font-style-asian="normal" style:font-style-complex="normal"/>
    </style:style>
    <style:style style:name="T214" style:family="text">
      <style:text-properties fo:font-style="normal" officeooo:rsid="00f84826" style:font-style-asian="normal" style:font-style-complex="normal"/>
    </style:style>
    <style:style style:name="T215" style:family="text">
      <style:text-properties fo:font-size="11pt" officeooo:rsid="001b5a58" style:font-size-asian="11pt" style:font-size-complex="11pt"/>
    </style:style>
    <style:style style:name="T216" style:family="text">
      <style:text-properties fo:font-size="11pt" officeooo:rsid="0078fcf2" style:font-size-asian="11pt" style:font-size-complex="11pt"/>
    </style:style>
    <style:style style:name="T217" style:family="text">
      <style:text-properties fo:font-size="11pt" officeooo:rsid="002dbdfb" style:font-size-asian="11pt" style:font-size-complex="11pt"/>
    </style:style>
    <style:style style:name="T218" style:family="text">
      <style:text-properties fo:font-size="11pt" officeooo:rsid="010d552e" style:font-size-asian="11pt" style:font-size-complex="11pt"/>
    </style:style>
    <style:style style:name="T219" style:family="text">
      <style:text-properties fo:font-size="11pt" fo:font-style="italic" officeooo:rsid="0078fcf2" style:font-size-asian="11pt" style:font-style-asian="italic" style:font-size-complex="11pt" style:font-style-complex="italic"/>
    </style:style>
    <style:style style:name="T220" style:family="text">
      <style:text-properties fo:font-size="11pt" fo:font-style="italic" officeooo:rsid="00793a29" style:font-size-asian="11pt" style:font-style-asian="italic" style:font-size-complex="11pt" style:font-style-complex="italic"/>
    </style:style>
    <style:style style:name="T221" style:family="text">
      <style:text-properties fo:font-size="11pt" fo:language="la" fo:country="VA" fo:font-style="normal" fo:font-weight="normal" officeooo:rsid="0174a0d6" style:font-size-asian="11pt" style:font-style-asian="normal" style:font-weight-asian="normal" style:font-size-complex="11pt" style:font-style-complex="normal" style:font-weight-complex="normal"/>
    </style:style>
    <style:style style:name="T222" style:family="text">
      <style:text-properties fo:font-size="11pt" fo:language="la" fo:country="VA" fo:font-style="italic" fo:font-weight="normal" officeooo:rsid="018940e9" style:font-size-asian="11pt" style:font-style-asian="italic" style:font-weight-asian="normal" style:font-size-complex="11pt" style:font-style-complex="italic" style:font-weight-complex="normal"/>
    </style:style>
    <style:style style:name="T223" style:family="text">
      <style:text-properties fo:font-size="11pt" fo:language="la" fo:country="VA" fo:font-weight="normal" officeooo:rsid="001aebbf" style:font-size-asian="11pt" style:font-weight-asian="normal" style:font-size-complex="11pt" style:font-weight-complex="normal"/>
    </style:style>
    <style:style style:name="T224" style:family="text">
      <style:text-properties fo:font-size="11pt" fo:language="la" fo:country="VA" fo:font-weight="bold" officeooo:rsid="001aebbf" style:font-size-asian="11pt" style:font-weight-asian="bold" style:font-size-complex="11pt" style:font-weight-complex="bold"/>
    </style:style>
    <style:style style:name="T225" style:family="text">
      <style:text-properties officeooo:rsid="008e6827"/>
    </style:style>
    <style:style style:name="T226" style:family="text">
      <style:text-properties style:font-name="Liberation Serif" fo:font-size="8pt" fo:font-style="normal" officeooo:rsid="0076db56" style:font-size-asian="8pt" style:font-style-asian="normal" style:font-size-complex="8pt" style:font-style-complex="normal"/>
    </style:style>
    <style:style style:name="T227" style:family="text">
      <style:text-properties style:font-name="Liberation Serif" fo:font-size="8pt" fo:font-style="normal" officeooo:rsid="0164a704" style:font-size-asian="8pt" style:font-style-asian="normal" style:font-size-complex="8pt" style:font-style-complex="normal"/>
    </style:style>
    <style:style style:name="T228" style:family="text">
      <style:text-properties style:font-name="Liberation Serif" fo:font-size="8pt" fo:font-style="normal" officeooo:rsid="019d021e" style:font-size-asian="8pt" style:font-style-asian="normal" style:font-size-complex="8pt" style:font-style-complex="normal"/>
    </style:style>
    <style:style style:name="T229" style:family="text">
      <style:text-properties style:font-name="Liberation Serif" fo:font-size="8pt" fo:font-style="italic" officeooo:rsid="0076db56" style:font-size-asian="8pt" style:font-style-asian="italic" style:font-size-complex="8pt" style:font-style-complex="italic"/>
    </style:style>
    <style:style style:name="T230" style:family="text">
      <style:text-properties officeooo:rsid="00c7786a"/>
    </style:style>
    <style:style style:name="T231" style:family="text">
      <style:text-properties officeooo:rsid="00ceaf41"/>
    </style:style>
    <style:style style:name="T232" style:family="text">
      <style:text-properties officeooo:rsid="00dc41d4"/>
    </style:style>
    <style:style style:name="T233" style:family="text">
      <style:text-properties officeooo:rsid="00dc41d4" loext:padding="0.049cm" loext:border="0.06pt dotted #000000" loext:shadow="none"/>
    </style:style>
    <style:style style:name="T234" style:family="text">
      <style:text-properties officeooo:rsid="00bf6deb"/>
    </style:style>
    <style:style style:name="T235" style:family="text">
      <style:text-properties officeooo:rsid="010bcbe4"/>
    </style:style>
    <style:style style:name="T236" style:family="text">
      <style:text-properties officeooo:rsid="010d552e"/>
    </style:style>
    <style:style style:name="T237" style:family="text">
      <style:text-properties officeooo:rsid="0119c003"/>
    </style:style>
    <style:style style:name="T238" style:family="text">
      <style:text-properties officeooo:rsid="011f40d6"/>
    </style:style>
    <style:style style:name="T239" style:family="text">
      <style:text-properties officeooo:rsid="0126cfba"/>
    </style:style>
    <style:style style:name="T240" style:family="text">
      <style:text-properties officeooo:rsid="012ce79f"/>
    </style:style>
    <style:style style:name="T241" style:family="text">
      <style:text-properties officeooo:rsid="013096d6"/>
    </style:style>
    <style:style style:name="T242" style:family="text">
      <style:text-properties officeooo:rsid="0137eadb"/>
    </style:style>
    <style:style style:name="T243" style:family="text">
      <style:text-properties officeooo:rsid="0139edc9"/>
    </style:style>
    <style:style style:name="T244" style:family="text">
      <style:text-properties officeooo:rsid="013c38be"/>
    </style:style>
    <style:style style:name="T245" style:family="text">
      <style:text-properties officeooo:rsid="013dfa40"/>
    </style:style>
    <style:style style:name="T246" style:family="text">
      <style:text-properties officeooo:rsid="0141be9d"/>
    </style:style>
    <style:style style:name="T247" style:family="text">
      <style:text-properties officeooo:rsid="0145a799"/>
    </style:style>
    <style:style style:name="T248" style:family="text">
      <style:text-properties officeooo:rsid="01480547"/>
    </style:style>
    <style:style style:name="T249" style:family="text">
      <style:text-properties officeooo:rsid="014c9ccb"/>
    </style:style>
    <style:style style:name="T250" style:family="text">
      <style:text-properties officeooo:rsid="01538825"/>
    </style:style>
    <style:style style:name="T251" style:family="text">
      <style:text-properties officeooo:rsid="0156eb61"/>
    </style:style>
    <style:style style:name="T252" style:family="text">
      <style:text-properties officeooo:rsid="0164a704"/>
    </style:style>
    <style:style style:name="T253" style:family="text">
      <style:text-properties officeooo:rsid="01664181"/>
    </style:style>
    <style:style style:name="T254" style:family="text">
      <style:text-properties officeooo:rsid="0167213a"/>
    </style:style>
    <style:style style:name="T255" style:family="text">
      <style:text-properties officeooo:rsid="01698e16"/>
    </style:style>
    <style:style style:name="T256" style:family="text">
      <style:text-properties officeooo:rsid="016b07a2"/>
    </style:style>
    <style:style style:name="T257" style:family="text">
      <style:text-properties officeooo:rsid="016e18df"/>
    </style:style>
    <style:style style:name="T258" style:family="text">
      <style:text-properties officeooo:rsid="0170cfa4"/>
    </style:style>
    <style:style style:name="T259" style:family="text">
      <style:text-properties officeooo:rsid="0174a0d6"/>
    </style:style>
    <style:style style:name="T260" style:family="text">
      <style:text-properties officeooo:rsid="017ac1d2"/>
    </style:style>
    <style:style style:name="T261" style:family="text">
      <style:text-properties fo:language="la" fo:country="VA" fo:font-style="italic" fo:font-weight="normal" officeooo:rsid="01870c86" style:font-style-asian="italic" style:font-weight-asian="normal" style:font-style-complex="italic" style:font-weight-complex="normal"/>
    </style:style>
    <style:style style:name="T262" style:family="text">
      <style:text-properties fo:language="la" fo:country="VA" fo:font-style="italic" fo:font-weight="normal" officeooo:rsid="018c1f7d" style:font-style-asian="italic" style:font-weight-asian="normal" style:font-style-complex="italic" style:font-weight-complex="normal"/>
    </style:style>
    <style:style style:name="T263" style:family="text">
      <style:text-properties fo:language="la" fo:country="VA" fo:font-style="italic" fo:font-weight="normal" officeooo:rsid="018f2923" style:font-style-asian="italic" style:font-weight-asian="normal" style:font-style-complex="italic" style:font-weight-complex="normal"/>
    </style:style>
    <style:style style:name="T264" style:family="text">
      <style:text-properties fo:language="la" fo:country="VA" fo:font-style="italic" fo:font-weight="normal" officeooo:rsid="019193e3" style:font-style-asian="italic" style:font-weight-asian="normal" style:font-style-complex="italic" style:font-weight-complex="normal"/>
    </style:style>
    <style:style style:name="T265" style:family="text">
      <style:text-properties fo:language="la" fo:country="VA" fo:font-style="italic" fo:font-weight="normal" officeooo:rsid="0193af87" style:font-style-asian="italic" style:font-weight-asian="normal" style:font-style-complex="italic" style:font-weight-complex="normal"/>
    </style:style>
    <style:style style:name="T266" style:family="text">
      <style:text-properties fo:language="la" fo:country="VA" fo:font-style="italic" fo:font-weight="normal" officeooo:rsid="019ad8d1" style:font-style-asian="italic" style:font-weight-asian="normal" style:font-style-complex="italic" style:font-weight-complex="normal"/>
    </style:style>
    <style:style style:name="T267" style:family="text">
      <style:text-properties fo:language="la" fo:country="VA" fo:font-style="italic" fo:font-weight="normal" officeooo:rsid="019c0cbe" style:font-style-asian="italic" style:font-weight-asian="normal" style:font-style-complex="italic" style:font-weight-complex="normal"/>
    </style:style>
    <style:style style:name="T268" style:family="text">
      <style:text-properties fo:language="la" fo:country="VA" fo:font-style="italic" fo:font-weight="normal" officeooo:rsid="019c1530" style:font-style-asian="italic" style:font-weight-asian="normal" style:font-style-complex="italic" style:font-weight-complex="normal"/>
    </style:style>
    <style:style style:name="T269" style:family="text">
      <style:text-properties fo:language="la" fo:country="VA" fo:font-style="italic" fo:font-weight="normal" officeooo:rsid="019d3e2b" style:font-style-asian="italic" style:font-weight-asian="normal" style:font-style-complex="italic" style:font-weight-complex="normal"/>
    </style:style>
    <style:style style:name="T270" style:family="text">
      <style:text-properties fo:language="la" fo:country="VA" fo:font-style="italic" fo:font-weight="normal" officeooo:rsid="019e3694" style:font-style-asian="italic" style:font-weight-asian="normal" style:font-style-complex="italic" style:font-weight-complex="normal"/>
    </style:style>
    <style:style style:name="T271" style:family="text">
      <style:text-properties fo:language="la" fo:country="VA" fo:font-style="italic" fo:font-weight="normal" officeooo:rsid="01a1c5b7" style:font-style-asian="italic" style:font-weight-asian="normal" style:font-style-complex="italic" style:font-weight-complex="normal"/>
    </style:style>
    <style:style style:name="T272" style:family="text">
      <style:text-properties fo:language="la" fo:country="VA" fo:font-style="italic" fo:font-weight="normal" officeooo:rsid="01a2d1f4" style:font-style-asian="italic" style:font-weight-asian="normal" style:font-style-complex="italic" style:font-weight-complex="normal"/>
    </style:style>
    <style:style style:name="T273" style:family="text">
      <style:text-properties fo:language="la" fo:country="VA" fo:font-style="italic" fo:font-weight="normal" officeooo:rsid="01a424cf" style:font-style-asian="italic" style:font-weight-asian="normal" style:font-style-complex="italic" style:font-weight-complex="normal"/>
    </style:style>
    <style:style style:name="T274" style:family="text">
      <style:text-properties fo:language="la" fo:country="VA" fo:font-style="italic" fo:font-weight="normal" officeooo:rsid="01a582ef" style:font-style-asian="italic" style:font-weight-asian="normal" style:font-style-complex="italic" style:font-weight-complex="normal"/>
    </style:style>
    <style:style style:name="T275" style:family="text">
      <style:text-properties fo:language="la" fo:country="VA" fo:font-style="italic" fo:font-weight="normal" officeooo:rsid="01a65003" style:font-style-asian="italic" style:font-weight-asian="normal" style:font-style-complex="italic" style:font-weight-complex="normal"/>
    </style:style>
    <style:style style:name="T276" style:family="text">
      <style:text-properties fo:language="la" fo:country="VA" fo:font-weight="normal" style:font-weight-asian="normal" style:font-weight-complex="normal"/>
    </style:style>
    <style:style style:name="T277" style:family="text">
      <style:text-properties fo:language="la" fo:country="VA" fo:font-weight="normal" officeooo:rsid="01870c86" style:font-weight-asian="normal" style:font-weight-complex="normal"/>
    </style:style>
    <style:style style:name="T278" style:family="text">
      <style:text-properties fo:language="la" fo:country="VA" fo:font-weight="normal" officeooo:rsid="01698e16" style:font-weight-asian="normal" style:font-weight-complex="normal"/>
    </style:style>
    <style:style style:name="T279" style:family="text">
      <style:text-properties fo:language="la" fo:country="VA" fo:font-weight="normal" officeooo:rsid="018c1f7d" style:font-weight-asian="normal" style:font-weight-complex="normal"/>
    </style:style>
    <style:style style:name="T280" style:family="text">
      <style:text-properties fo:language="la" fo:country="VA" fo:font-weight="normal" officeooo:rsid="0174a0d6" style:font-weight-asian="normal" style:font-weight-complex="normal"/>
    </style:style>
    <style:style style:name="T281" style:family="text">
      <style:text-properties fo:language="la" fo:country="VA" fo:font-weight="normal" officeooo:rsid="018f2923" style:font-weight-asian="normal" style:font-weight-complex="normal"/>
    </style:style>
    <style:style style:name="T282" style:family="text">
      <style:text-properties fo:language="la" fo:country="VA" fo:font-weight="normal" officeooo:rsid="019193e3" style:font-weight-asian="normal" style:font-weight-complex="normal"/>
    </style:style>
    <style:style style:name="T283" style:family="text">
      <style:text-properties fo:language="la" fo:country="VA" fo:font-weight="normal" officeooo:rsid="0193af87" style:font-weight-asian="normal" style:font-weight-complex="normal"/>
    </style:style>
    <style:style style:name="T284" style:family="text">
      <style:text-properties fo:language="la" fo:country="VA" fo:font-weight="normal" officeooo:rsid="019ad8d1" style:font-weight-asian="normal" style:font-weight-complex="normal"/>
    </style:style>
    <style:style style:name="T285" style:family="text">
      <style:text-properties fo:language="la" fo:country="VA" fo:font-weight="normal" officeooo:rsid="018721bf" style:font-weight-asian="normal" style:font-weight-complex="normal"/>
    </style:style>
    <style:style style:name="T286" style:family="text">
      <style:text-properties fo:language="la" fo:country="VA" fo:font-weight="normal" officeooo:rsid="019c0cbe" style:font-weight-asian="normal" style:font-weight-complex="normal"/>
    </style:style>
    <style:style style:name="T287" style:family="text">
      <style:text-properties fo:language="la" fo:country="VA" fo:font-weight="normal" officeooo:rsid="001b5a58" style:font-weight-asian="normal" style:font-weight-complex="normal"/>
    </style:style>
    <style:style style:name="T288" style:family="text">
      <style:text-properties fo:language="la" fo:country="VA" fo:font-weight="normal" officeooo:rsid="019d3e2b" style:font-weight-asian="normal" style:font-weight-complex="normal"/>
    </style:style>
    <style:style style:name="T289" style:family="text">
      <style:text-properties fo:language="la" fo:country="VA" fo:font-weight="normal" officeooo:rsid="0139edc9" style:font-weight-asian="normal" style:font-weight-complex="normal"/>
    </style:style>
    <style:style style:name="T290" style:family="text">
      <style:text-properties fo:language="la" fo:country="VA" fo:font-weight="normal" officeooo:rsid="01a1c5b7" style:font-weight-asian="normal" style:font-weight-complex="normal"/>
    </style:style>
    <style:style style:name="T291" style:family="text">
      <style:text-properties fo:language="la" fo:country="VA" fo:font-weight="normal" officeooo:rsid="01a2d1f4" style:font-weight-asian="normal" style:font-weight-complex="normal"/>
    </style:style>
    <style:style style:name="T292" style:family="text">
      <style:text-properties fo:language="la" fo:country="VA" fo:font-weight="normal" officeooo:rsid="01a424cf" style:font-weight-asian="normal" style:font-weight-complex="normal"/>
    </style:style>
    <style:style style:name="T293" style:family="text">
      <style:text-properties fo:language="la" fo:country="VA" fo:font-weight="normal" officeooo:rsid="01a582ef" style:font-weight-asian="normal" style:font-weight-complex="normal"/>
    </style:style>
    <style:style style:name="T294" style:family="text">
      <style:text-properties fo:language="la" fo:country="VA" fo:font-weight="normal" officeooo:rsid="01a65003" style:font-weight-asian="normal" style:font-weight-complex="normal"/>
    </style:style>
    <style:style style:name="T295" style:family="text">
      <style:text-properties fo:language="la" fo:country="VA" fo:font-weight="bold" officeooo:rsid="001aebbf" style:font-weight-asian="bold" style:font-weight-complex="bold"/>
    </style:style>
    <style:style style:name="T296" style:family="text">
      <style:text-properties fo:font-weight="normal" officeooo:rsid="01870c86" style:font-weight-asian="normal" style:font-weight-complex="normal"/>
    </style:style>
    <style:style style:name="T297" style:family="text">
      <style:text-properties officeooo:rsid="018721bf"/>
    </style:style>
    <style:style style:name="T298" style:family="text">
      <style:text-properties fo:font-size="12pt" style:font-size-asian="12pt" style:font-size-complex="12pt"/>
    </style:style>
    <style:style style:name="T299" style:family="text">
      <style:text-properties fo:font-size="12pt" officeooo:rsid="010d552e" style:font-size-asian="12pt" style:font-size-complex="12pt"/>
    </style:style>
    <style:style style:name="T300" style:family="text">
      <style:text-properties fo:font-size="12pt" fo:language="la" fo:country="VA" fo:font-weight="bold" officeooo:rsid="001aebbf" style:font-size-asian="12pt" style:font-weight-asian="bold" style:font-size-complex="12pt" style:font-weight-complex="bold"/>
    </style:style>
    <style:style style:name="T301" style:family="text">
      <style:text-properties fo:font-size="12pt" fo:font-weight="bold" style:font-size-asian="12pt" style:font-weight-asian="bold" style:font-size-complex="12pt" style:font-weight-complex="bold"/>
    </style:style>
    <style:style style:name="T302" style:family="text">
      <style:text-properties fo:font-size="12pt" fo:font-style="italic" style:font-size-asian="12pt" style:font-style-asian="italic" style:font-size-complex="12pt" style:font-style-complex="italic"/>
    </style:style>
    <style:style style:name="T303" style:family="text">
      <style:text-properties fo:color="#36ff00" fo:font-size="12pt" style:font-size-asian="12pt" style:font-size-complex="12pt"/>
    </style:style>
    <style:style style:name="T304" style:family="text">
      <style:text-properties fo:color="#36ff00" fo:font-size="12pt" officeooo:rsid="010d552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T94">Vocabulaire latin  </text:span><text:span text:style-name="T118">(fiche n°1)</text:span></text:p>
      <text:p text:style-name="P79"><text:span text:style-name="T23">Homo</text:span><text:span text:style-name="T20"> </text:span><text:span text:style-name="T22">sum</text:span><text:span text:style-name="T20"> et </text:span><text:span text:style-name="T27">hūmānī</text:span><text:span text:style-name="T20"> </text:span><text:span text:style-name="T25">nihil</text:span><text:span text:style-name="T20"> </text:span><text:span text:style-name="T39">ā </text:span><text:span text:style-name="T29">mē</text:span><text:span text:style-name="T20"> </text:span><text:span text:style-name="T25">ali</text:span><text:span text:style-name="T26">ē</text:span><text:span text:style-name="T25">num</text:span><text:span text:style-name="T20"> </text:span><text:span text:style-name="T22">puto</text:span><text:span text:style-name="T20">. </text:span><text:span text:style-name="T95">(Térence)</text:span></text:p>
      <text:p text:style-name="P81"/>
      <text:p text:style-name="P56"><text:span text:style-name="T41">001</text:span><text:span text:style-name="T1"><text:tab/>et <text:tab/><text:tab/><text:tab/><text:tab/><text:tab/><text:tab/><text:tab/><text:tab/></text:span><text:span text:style-name="T96">et</text:span></text:p>
      <text:p text:style-name="P56"><text:span text:style-name="T41">002</text:span><text:span text:style-name="T1"><text:tab/></text:span>sum, es, esse, fu<text:span text:style-name="T1">ī, -<text:tab/><text:tab/><text:tab/><text:tab/><text:tab/><text:tab/></text:span><text:span text:style-name="T97">être</text:span></text:p>
      <text:p text:style-name="P65"><text:span text:style-name="T40">003</text:span><text:tab/><text:span text:style-name="T2">qu</text:span>ī, <text:span text:style-name="T2">quæ, quod </text:span><text:span text:style-name="T167">(pronom relatif)</text:span><text:span text:style-name="T2"> <text:tab/><text:tab/><text:tab/><text:tab/><text:tab/></text:span><text:span text:style-name="T96">qui</text:span><text:span text:style-name="T116">, que, dont, où</text:span></text:p>
      <text:p text:style-name="P66"><text:span text:style-name="T40">004</text:span><text:tab/><text:span text:style-name="T2">in </text:span><text:span text:style-name="T96">+ accusatif</text:span><text:span text:style-name="T2"><text:tab/><text:tab/><text:tab/><text:tab/><text:tab/><text:tab/><text:tab/></text:span><text:span text:style-name="T96">dans (mouvement)</text:span></text:p>
      <text:p text:style-name="P66"><text:span text:style-name="T40">005</text:span><text:tab/><text:span text:style-name="T2">in </text:span><text:span text:style-name="T96">+ ablatif</text:span><text:span text:style-name="T2"><text:tab/><text:tab/><text:tab/><text:tab/><text:tab/><text:tab/><text:tab/></text:span><text:span text:style-name="T96">dans (pas de mouvement)</text:span></text:p>
      <text:p text:style-name="P66"><text:span text:style-name="T40">006</text:span><text:tab/>-<text:span text:style-name="T3">que <text:tab/><text:tab/><text:tab/><text:tab/><text:tab/><text:tab/><text:tab/><text:tab/></text:span><text:span text:style-name="T98">et</text:span></text:p>
      <text:p text:style-name="P66"><text:span text:style-name="T40">007</text:span><text:tab/><text:span text:style-name="T3">nōn<text:tab/><text:tab/><text:tab/><text:tab/><text:tab/><text:tab/><text:tab/><text:tab/></text:span><text:span text:style-name="T98">ne… pas…</text:span></text:p>
      <text:p text:style-name="P66"><text:span text:style-name="T40">008</text:span><text:tab/><text:span text:style-name="T4">hic, hæc, hoc<text:tab/><text:tab/><text:tab/><text:tab/><text:tab/><text:tab/><text:tab/></text:span><text:span text:style-name="T99">celui-ci, celle-ci, ceux-ci… </text:span></text:p>
      <text:p text:style-name="P66"><text:span text:style-name="T40">009</text:span><text:tab/><text:span text:style-name="T4">is, ea, id<text:tab/><text:tab/><text:tab/><text:tab/><text:tab/><text:tab/><text:tab/></text:span><text:span text:style-name="T99">ceci, ça</text:span></text:p>
      <text:p text:style-name="P66"><text:span text:style-name="T40">010</text:span><text:tab/><text:span text:style-name="T4">ego<text:tab/><text:tab/><text:tab/><text:tab/><text:tab/><text:tab/><text:tab/><text:tab/></text:span><text:span text:style-name="T99">moi je</text:span></text:p>
      <text:p text:style-name="P66"><text:span text:style-name="T40">011</text:span><text:tab/><text:span text:style-name="T4">ille, illa, illud<text:tab/><text:tab/><text:tab/><text:tab/><text:tab/><text:tab/><text:tab/></text:span><text:span text:style-name="T99">celui-là, celle-là, ceux-là</text:span></text:p>
      <text:p text:style-name="P66"><text:span text:style-name="T40">012</text:span><text:tab/><text:span text:style-name="T4">tū<text:tab/><text:tab/><text:tab/><text:tab/><text:tab/><text:tab/><text:tab/><text:tab/></text:span><text:span text:style-name="T99">toi tu</text:span></text:p>
      <text:p text:style-name="P66"><text:span text:style-name="T40">013</text:span><text:tab/><text:span text:style-name="T4">ad </text:span><text:span text:style-name="T99">+ accusatif</text:span><text:span text:style-name="T4"><text:tab/><text:tab/><text:tab/><text:tab/><text:tab/><text:tab/><text:tab/></text:span><text:span text:style-name="T99">vers, à</text:span></text:p>
      <text:p text:style-name="P66"><text:span text:style-name="T40">014</text:span><text:tab/><text:span text:style-name="T4">quis, quæ, quid </text:span><text:span text:style-name="T99">(pronom interrogatif)</text:span><text:span text:style-name="T4"> <text:tab/><text:tab/><text:tab/><text:tab/></text:span><text:span text:style-name="T99">qui ?</text:span></text:p>
      <text:p text:style-name="P66"><text:span text:style-name="T40">015</text:span><text:tab/><text:span text:style-name="T5">ut </text:span><text:span text:style-name="T114">(conjonction de subordination)</text:span><text:span text:style-name="T5"><text:tab/><text:tab/><text:tab/><text:tab/></text:span></text:p>
      <text:p text:style-name="P66"><text:span text:style-name="T40">016</text:span><text:tab/><text:span text:style-name="T6">sī <text:tab/><text:tab/><text:tab/><text:tab/><text:tab/><text:tab/><text:tab/><text:tab/></text:span><text:span text:style-name="T100">si</text:span></text:p>
      <text:p text:style-name="P67"><text:span text:style-name="T40">017</text:span><text:tab/><text:span text:style-name="T6">omnis, omnis, omne<text:tab/><text:tab/><text:tab/><text:tab/><text:tab/><text:tab/></text:span><text:span text:style-name="T100">chaque, tout, </text:span><text:span text:style-name="T117">tous</text:span></text:p>
      <text:p text:style-name="P68"><text:span text:style-name="T40">018</text:span><text:tab/><text:span text:style-name="T6">ā, ab </text:span><text:span text:style-name="T100">+ ablatif</text:span><text:span text:style-name="T6"><text:tab/><text:tab/><text:tab/><text:tab/><text:tab/><text:tab/><text:tab/></text:span><text:span text:style-name="T100">à partir de</text:span></text:p>
      <text:p text:style-name="P66"><text:span text:style-name="T40">019</text:span><text:tab/>sē, suī, sibi, sē <text:span text:style-name="T115">(pronom réfléchi renvoyant au sujet)</text:span></text:p>
      <text:p text:style-name="P69"><text:span text:style-name="T40">020</text:span><text:tab/><text:span text:style-name="T7">sed<text:tab/><text:tab/><text:tab/><text:tab/><text:tab/><text:tab/><text:tab/><text:tab/></text:span><text:span text:style-name="T101">mais</text:span></text:p>
      <text:p text:style-name="P70"><text:span text:style-name="T40">021</text:span><text:tab/><text:span text:style-name="T7">possum, potes, posse, potu</text:span>ī, -<text:tab/><text:tab/><text:tab/><text:tab/><text:tab/><text:span text:style-name="T101">pouvoir</text:span></text:p>
      <text:p text:style-name="P66"><text:span text:style-name="T40">022</text:span><text:tab/><text:span text:style-name="T8">cum </text:span><text:span text:style-name="T102">(conjonction de subordination suivie de l’indicatif)</text:span><text:span text:style-name="T8"><text:tab/><text:tab/></text:span><text:span text:style-name="T102">quand, lorsque</text:span></text:p>
      <text:p text:style-name="P71"><text:span text:style-name="T40">02</text:span><text:span text:style-name="T42">3</text:span><text:tab/><text:span text:style-name="T8">cum </text:span><text:span text:style-name="T102">(conjonction de subordination suivie du subjonctif)</text:span><text:span text:style-name="T8"><text:tab/><text:tab/></text:span><text:span text:style-name="T102">du moment que, puisque</text:span></text:p>
      <text:p text:style-name="P72"><text:span text:style-name="T40">024</text:span><text:tab/><text:span text:style-name="T9">ē, ex </text:span><text:span text:style-name="T103">+ ablatif</text:span><text:span text:style-name="T9"><text:tab/><text:tab/><text:tab/><text:tab/><text:tab/><text:tab/><text:tab/></text:span><text:span text:style-name="T103">hors de</text:span></text:p>
      <text:p text:style-name="P66"><text:span text:style-name="T40">025</text:span><text:tab/><text:span text:style-name="T9">ipse, ipsa, ipsum<text:tab/><text:tab/><text:tab/><text:tab/><text:tab/><text:tab/></text:span><text:span text:style-name="T103">-même (moi-même, toi-même, lui-même)</text:span></text:p>
      <text:p text:style-name="P66"><text:span text:style-name="T40">026</text:span><text:tab/><text:span text:style-name="T11">facio, facis, facere, fēcī, factum<text:tab/><text:tab/><text:tab/><text:tab/><text:tab/></text:span><text:span text:style-name="T104">faire</text:span></text:p>
      <text:p text:style-name="P73"><text:span text:style-name="T40">027</text:span><text:tab/><text:span text:style-name="T11">dīco, <text:s/>dīcis, <text:s/>dīcere, <text:s/>dīxī, dīctum<text:tab/><text:tab/><text:tab/><text:tab/></text:span><text:span text:style-name="T104">dire</text:span></text:p>
      <text:p text:style-name="P66"><text:span text:style-name="T40">028</text:span><text:tab/><text:span text:style-name="T12">suus, sua, suum <text:tab/><text:tab/><text:tab/><text:tab/><text:tab/><text:tab/>s</text:span><text:span text:style-name="T105">on, </text:span><text:span text:style-name="T166">s</text:span><text:span text:style-name="T105">a, </text:span><text:span text:style-name="T166">s</text:span><text:span text:style-name="T105">es</text:span></text:p>
      <text:p text:style-name="P74"><text:span text:style-name="T40">029</text:span><text:tab/><text:span text:style-name="T13">rēs, rēī </text:span><text:span text:style-name="T106">f.</text:span><text:span text:style-name="T13"><text:tab/><text:tab/><text:tab/><text:tab/><text:tab/><text:tab/><text:tab/></text:span><text:span text:style-name="T10">la chose</text:span></text:p>
      <text:p text:style-name="P74"><text:span text:style-name="T40">030</text:span><text:tab/><text:span text:style-name="T13">uideo, uidēs, uidēre, uīdī, uīsum<text:tab/><text:tab/><text:tab/><text:tab/><text:tab/></text:span><text:span text:style-name="T106">voir</text:span></text:p>
      <text:p text:style-name="P66"><text:span text:style-name="T40">031</text:span><text:tab/><text:span text:style-name="T14">atque </text:span><text:span text:style-name="T107">(avant voyelle ; </text:span><text:span text:style-name="T163">voyez </text:span><text:span text:style-name="T213">a</text:span><text:span text:style-name="T214">c</text:span><text:span text:style-name="T107">)</text:span><text:span text:style-name="T14"><text:tab/><text:tab/><text:tab/><text:tab/><text:tab/></text:span><text:span text:style-name="T107">et</text:span></text:p>
      <text:p text:style-name="P66"><text:span text:style-name="T40">032</text:span><text:tab/><text:span text:style-name="T14">aut<text:tab/><text:tab/><text:tab/><text:tab/><text:tab/><text:tab/><text:tab/><text:tab/></text:span><text:span text:style-name="T107">ou bien</text:span></text:p>
      <text:p text:style-name="P66"><text:span text:style-name="T40">033</text:span><text:tab/><text:span text:style-name="T14">nec<text:tab/><text:tab/><text:tab/><text:tab/><text:tab/><text:tab/><text:tab/><text:tab/></text:span><text:span text:style-name="T164">ni</text:span></text:p>
      <text:p text:style-name="P66"><text:span text:style-name="T40">034</text:span><text:tab/><text:span text:style-name="T15">dē </text:span><text:span text:style-name="T108">+ ablatif</text:span><text:span text:style-name="T15"><text:tab/><text:tab/><text:tab/><text:tab/><text:tab/><text:tab/><text:tab/></text:span><text:span text:style-name="T108">de, à propos de</text:span></text:p>
      <text:p text:style-name="P66"><text:span text:style-name="T40">035</text:span><text:tab/><text:span text:style-name="T15">magnus, magna, magnum<text:tab/><text:tab/><text:tab/><text:tab/><text:tab/></text:span><text:span text:style-name="T108">grand</text:span><text:span text:style-name="T109">(e)</text:span></text:p>
      <text:p text:style-name="P66"><text:span text:style-name="T40">036</text:span><text:tab/><text:span text:style-name="T15">cum </text:span><text:span text:style-name="T108">+ ablatif</text:span><text:span text:style-name="T15"><text:tab/><text:tab/><text:tab/><text:tab/><text:tab/><text:tab/><text:tab/></text:span><text:span text:style-name="T108">avec</text:span></text:p>
      <text:p text:style-name="P66"><text:span text:style-name="T40">037</text:span><text:tab/><text:span text:style-name="T15">do, dās, dare, dedī, datum<text:tab/><text:tab/><text:tab/><text:tab/><text:tab/></text:span><text:span text:style-name="T108">donner</text:span></text:p>
      <text:p text:style-name="P75"><text:span text:style-name="T40">038</text:span><text:tab/><text:span text:style-name="T16">habeo, habēs, habēre, habuī, habitum<text:tab/><text:tab/><text:tab/><text:tab/></text:span><text:span text:style-name="T110">avoir, posséder</text:span></text:p>
      <text:p text:style-name="P66"><text:span text:style-name="T40">039</text:span><text:tab/><text:span text:style-name="T17">tam… quam… <text:tab/><text:tab/><text:tab/><text:tab/><text:tab/><text:tab/><text:tab/></text:span><text:span text:style-name="T111">autant… que…</text:span></text:p>
      <text:p text:style-name="P66"><text:span text:style-name="T40">040</text:span><text:tab/><text:span text:style-name="T18">meus, mea, meum<text:tab/><text:tab/><text:tab/><text:tab/><text:tab/><text:tab/></text:span><text:span text:style-name="T112">mon, ma, mes</text:span></text:p>
      <text:p text:style-name="P66"><text:span text:style-name="T40">041</text:span><text:tab/><text:span text:style-name="T18">ac </text:span><text:span text:style-name="T112">(avant consonne ; voyez atque)</text:span><text:span text:style-name="T18"><text:tab/><text:tab/><text:tab/><text:tab/></text:span><text:span text:style-name="T112">et</text:span></text:p>
      <text:p text:style-name="P66"><text:span text:style-name="T40">042</text:span><text:tab/><text:span text:style-name="T19">enim<text:tab/><text:tab/><text:tab/><text:tab/><text:tab/><text:tab/><text:tab/><text:tab/></text:span><text:span text:style-name="T113">en effet</text:span></text:p>
      <text:p text:style-name="P66"><text:span text:style-name="T40">043</text:span><text:tab/><text:span text:style-name="T19">per </text:span><text:span text:style-name="T113">+ accusatif</text:span><text:span text:style-name="T19"><text:tab/><text:tab/><text:tab/><text:tab/><text:tab/><text:tab/><text:tab/></text:span><text:span text:style-name="T113">par, à travers</text:span></text:p>
      <text:p text:style-name="P66"><text:span text:style-name="T40">044</text:span><text:tab/><text:span text:style-name="T19">tuus, tua, tuum<text:tab/><text:tab/><text:tab/><text:tab/><text:tab/><text:tab/><text:tab/></text:span><text:span text:style-name="T113">ton, ta, tes</text:span></text:p>
      <text:p text:style-name="P66"><text:span text:style-name="T40">045</text:span><text:tab/><text:span text:style-name="T19">multus, multa, multum<text:tab/><text:tab/><text:tab/><text:tab/><text:tab/><text:tab/></text:span><text:span text:style-name="T113">nombreux</text:span></text:p>
      <text:p text:style-name="P76"><text:span text:style-name="T40">046</text:span><text:tab/>homo, hominis <text:span text:style-name="T94">m.</text:span><text:tab/><text:tab/><text:tab/><text:tab/><text:tab/><text:tab/><text:span text:style-name="T94">homme, être humain</text:span></text:p>
      <text:p text:style-name="P77"><text:span text:style-name="T40">047</text:span><text:tab/>alius, alia, aliud<text:tab/><text:tab/><text:tab/><text:tab/><text:tab/><text:tab/><text:tab/><text:span text:style-name="T109">autre, différent(e)</text:span></text:p>
      <text:p text:style-name="P57"><text:span text:style-name="T41">0</text:span><text:span text:style-name="T43">48</text:span><text:span text:style-name="T1"><text:tab/>etiam <text:tab/><text:tab/><text:tab/><text:tab/><text:tab/><text:tab/><text:tab/><text:tab/></text:span><text:span text:style-name="T120">encore</text:span></text:p>
      <text:p text:style-name="P2"><text:span text:style-name="T41">0</text:span><text:span text:style-name="T43">49</text:span><text:span text:style-name="T1"><text:tab/>iam<text:tab/><text:tab/><text:tab/><text:tab/><text:tab/><text:tab/><text:tab/><text:tab/></text:span><text:span text:style-name="T120">déjà</text:span></text:p>
      <text:p text:style-name="P78"><text:span text:style-name="T41">0</text:span><text:span text:style-name="T43">50</text:span><text:span text:style-name="T215"><text:tab/></text:span><text:span text:style-name="T216">animus, anim</text:span><text:span text:style-name="T217">ī </text:span><text:span text:style-name="T219">m.</text:span><text:span text:style-name="T216"><text:tab/><text:tab/><text:tab/><text:tab/><text:tab/><text:tab/></text:span><text:span text:style-name="T219">l</text:span><text:span text:style-name="T220">’esprit</text:span></text:p>
      <text:p text:style-name="P80"><text:soft-page-break/><text:span text:style-name="T94">Vocabulaire latin  </text:span><text:span text:style-name="T118">(fiche n°2)</text:span></text:p>
      <text:p text:style-name="P84"><text:span text:style-name="T23">N</text:span><text:span text:style-name="T24">ulla diēs </text:span><text:span text:style-name="T233">sine </text:span><text:span text:style-name="T31">līneā</text:span><text:span text:style-name="T30"> </text:span><text:span text:style-name="T232">! </text:span><text:span text:style-name="T208">(d’après Pline l’Ancien à propos d’Apelle)</text:span></text:p>
      <text:p text:style-name="P82"/>
      <text:p text:style-name="P58"><text:span text:style-name="T76">0</text:span><text:span text:style-name="T77">51</text:span><text:span text:style-name="T209"><text:tab/></text:span><text:span text:style-name="T210">neque<text:tab/><text:tab/><text:tab/><text:tab/><text:tab/><text:tab/><text:tab/><text:tab/></text:span><text:span text:style-name="T165">et … ne … pas …</text:span></text:p>
      <text:p text:style-name="P59"><text:span text:style-name="T41">0</text:span><text:span text:style-name="T43">52</text:span><text:span text:style-name="T1"><text:tab/>uolo, uīs, uelle, uoluī, -<text:tab/><text:tab/><text:tab/><text:tab/><text:tab/><text:tab/></text:span><text:span text:style-name="T119">vouloir</text:span></text:p>
      <text:p text:style-name="P3"><text:span text:style-name="T41">0</text:span><text:span text:style-name="T43">53</text:span><text:span text:style-name="T1"><text:tab/>ut (</text:span><text:span text:style-name="T124">adverbe)</text:span><text:span text:style-name="T1"><text:tab/><text:tab/><text:tab/><text:tab/><text:tab/><text:tab/><text:tab/></text:span><text:span text:style-name="T121">comme</text:span></text:p>
      <text:p text:style-name="P60"><text:span text:style-name="T41">0</text:span><text:span text:style-name="T43">54</text:span><text:span text:style-name="T1"><text:tab/>īdem, eadem, idem<text:tab/><text:tab/><text:tab/><text:tab/><text:tab/><text:tab/></text:span><text:span text:style-name="T122">le même, la même</text:span></text:p>
      <text:p text:style-name="P3"><text:span text:style-name="T41">0</text:span><text:span text:style-name="T43">55</text:span><text:span text:style-name="T1"><text:tab/>tamen<text:tab/><text:tab/><text:tab/><text:tab/><text:tab/><text:tab/><text:tab/><text:tab/></text:span><text:span text:style-name="T123">pourtant</text:span></text:p>
      <text:p text:style-name="P58"><text:span text:style-name="T41">0</text:span><text:span text:style-name="T43">56</text:span><text:span text:style-name="T1"><text:tab/>quod </text:span><text:span text:style-name="T97">(conjonction de subordination)</text:span><text:span text:style-name="T1"><text:tab/><text:tab/><text:tab/><text:tab/><text:tab/><text:tab/><text:tab/><text:tab/></text:span></text:p>
      <text:p text:style-name="P3"><text:span text:style-name="T41">0</text:span><text:span text:style-name="T43">57</text:span><text:span text:style-name="T1"><text:tab/>nihil (</text:span><text:span text:style-name="T125">nom commun indéclinable)</text:span><text:span text:style-name="T225"><text:tab/><text:tab/><text:tab/><text:tab/></text:span><text:span text:style-name="T125">rien</text:span></text:p>
      <text:p text:style-name="P58"><text:span text:style-name="T41">0</text:span><text:span text:style-name="T43">5</text:span><text:span text:style-name="T44">8</text:span><text:span text:style-name="T1"><text:tab/>iste, ista, istud<text:tab/><text:tab/><text:tab/><text:tab/><text:tab/><text:tab/><text:tab/></text:span><text:span text:style-name="T126">celui-ci</text:span></text:p>
      <text:p text:style-name="P11"><text:span text:style-name="T41">0</text:span><text:span text:style-name="T44">59</text:span><text:span text:style-name="T1"><text:tab/>causa, causæ </text:span><text:span text:style-name="T97">f.</text:span><text:span text:style-name="T1"><text:tab/><text:tab/><text:tab/><text:tab/><text:tab/><text:tab/><text:tab/></text:span><text:span text:style-name="T97">la cause</text:span></text:p>
      <text:p text:style-name="P58"><text:span text:style-name="T41">0</text:span><text:span text:style-name="T44">60</text:span><text:span text:style-name="T1"><text:tab/>nōs<text:tab/><text:tab/><text:tab/><text:tab/><text:tab/><text:tab/><text:tab/><text:tab/></text:span><text:span text:style-name="T134">nous</text:span></text:p>
      <text:p text:style-name="P3"><text:span text:style-name="T41">0</text:span><text:span text:style-name="T44">61</text:span><text:span text:style-name="T1"><text:tab/>nullus, nulla, nullum<text:tab/><text:tab/><text:tab/><text:tab/><text:tab/><text:tab/></text:span><text:span text:style-name="T127">aucun, aucune ; nul(le)</text:span></text:p>
      <text:p text:style-name="P61"><text:span text:style-name="T41">0</text:span><text:span text:style-name="T44">62</text:span><text:span text:style-name="T1"><text:tab/>locus, locī </text:span><text:span text:style-name="T97">m.</text:span><text:span text:style-name="T1"><text:tab/><text:tab/><text:tab/><text:tab/><text:tab/><text:tab/><text:tab/></text:span><text:span text:style-name="T128">le lieu</text:span></text:p>
      <text:p text:style-name="P4"><text:span text:style-name="T41">0</text:span><text:span text:style-name="T44">63</text:span><text:span text:style-name="T1"><text:tab/>fero, fers, ferre, tulī, lātum<text:tab/><text:tab/><text:tab/><text:tab/><text:tab/></text:span><text:span text:style-name="T129">porter</text:span></text:p>
      <text:p text:style-name="P62"><text:span text:style-name="T41">0</text:span><text:span text:style-name="T44">64</text:span><text:span text:style-name="T1"><text:tab/>ūnus, <text:s/>ūna, <text:s/>ūnum<text:tab/><text:tab/><text:tab/><text:tab/><text:tab/><text:tab/></text:span><text:span text:style-name="T130">un seul</text:span></text:p>
      <text:p text:style-name="P3"><text:span text:style-name="T41">0</text:span><text:span text:style-name="T44">65</text:span><text:span text:style-name="T1"><text:tab/>noster, nostra, nostrum<text:tab/><text:tab/><text:tab/><text:tab/><text:tab/><text:tab/></text:span><text:span text:style-name="T97">nôtre</text:span></text:p>
      <text:p text:style-name="P58"><text:span text:style-name="T41">0</text:span><text:span text:style-name="T44">66</text:span><text:span text:style-name="T1"><text:tab/>nunc<text:tab/><text:tab/><text:tab/><text:tab/><text:tab/><text:tab/><text:tab/><text:tab/></text:span><text:span text:style-name="T131">maintenant</text:span></text:p>
      <text:p text:style-name="P3"><text:span text:style-name="T41">0</text:span><text:span text:style-name="T44">67</text:span><text:span text:style-name="T1"><text:tab/>nē </text:span><text:span text:style-name="T97">(conjonction de subordination)<text:tab/><text:tab/><text:tab/><text:tab/></text:span><text:span text:style-name="T132">que … ne … pas …</text:span></text:p>
      <text:p text:style-name="P58"><text:span text:style-name="T41">0</text:span><text:span text:style-name="T44">68</text:span><text:span text:style-name="T1"><text:tab/>quidem<text:tab/><text:tab/><text:tab/><text:tab/><text:tab/><text:tab/><text:tab/><text:tab/></text:span><text:span text:style-name="T133">du moins</text:span></text:p>
      <text:p text:style-name="P5"><text:span text:style-name="T41">0</text:span><text:span text:style-name="T44">69</text:span><text:span text:style-name="T1"><text:tab/>uenio, uenīs, uenīre, uēnī, uentum<text:tab/><text:tab/><text:tab/><text:tab/></text:span><text:span text:style-name="T97">venir</text:span></text:p>
      <text:p text:style-name="P58"><text:span text:style-name="T41">0</text:span><text:span text:style-name="T44">70</text:span><text:span text:style-name="T1"><text:tab/>nam<text:tab/><text:tab/><text:tab/><text:tab/><text:tab/><text:tab/><text:tab/><text:tab/></text:span><text:span text:style-name="T135">en effet</text:span></text:p>
      <text:p text:style-name="P42"><text:span text:style-name="T41">0</text:span><text:span text:style-name="T44">71</text:span><text:span text:style-name="T1"><text:tab/>diēs, diēī </text:span><text:span text:style-name="T97">f.</text:span><text:span text:style-name="T1"><text:tab/><text:tab/><text:tab/><text:tab/><text:tab/><text:tab/><text:tab/></text:span><text:span text:style-name="T136">le jour</text:span></text:p>
      <text:p text:style-name="P58"><text:span text:style-name="T41">0</text:span><text:span text:style-name="T44">72</text:span><text:span text:style-name="T1"><text:tab/>pars, partis </text:span><text:span text:style-name="T97">f.</text:span><text:span text:style-name="T1"><text:tab/><text:tab/><text:tab/><text:tab/><text:tab/><text:tab/><text:tab/></text:span><text:span text:style-name="T137">la partie</text:span></text:p>
      <text:p text:style-name="P3"><text:span text:style-name="T41">0</text:span><text:span text:style-name="T44">73</text:span><text:span text:style-name="T1"><text:tab/>bonus, bona, bonum<text:tab/><text:tab/><text:tab/><text:tab/><text:tab/><text:tab/></text:span><text:span text:style-name="T138">bon</text:span></text:p>
      <text:p text:style-name="P58"><text:span text:style-name="T41">0</text:span><text:span text:style-name="T44">74</text:span><text:span text:style-name="T1"><text:tab/>ita<text:tab/><text:tab/><text:tab/><text:tab/><text:tab/><text:tab/><text:tab/><text:tab/></text:span><text:span text:style-name="T139">ainsi</text:span></text:p>
      <text:p text:style-name="P6"><text:span text:style-name="T41">0</text:span><text:span text:style-name="T44">75</text:span><text:span text:style-name="T1"><text:tab/>ago, agis, agere, ēgī, actum<text:tab/><text:tab/><text:tab/><text:tab/><text:tab/></text:span><text:span text:style-name="T97">agir</text:span></text:p>
      <text:p text:style-name="P58"><text:span text:style-name="T41">0</text:span><text:span text:style-name="T44">76</text:span><text:span text:style-name="T1"><text:tab/>tempus, temporis </text:span><text:span text:style-name="T97">n.</text:span><text:span text:style-name="T1"><text:tab/><text:tab/><text:tab/><text:tab/><text:tab/><text:tab/></text:span><text:span text:style-name="T140">le temps</text:span></text:p>
      <text:p text:style-name="P7"><text:span text:style-name="T41">0</text:span><text:span text:style-name="T44">77</text:span><text:span text:style-name="T1"><text:tab/>uir, uirī </text:span><text:span text:style-name="T97">m.</text:span><text:span text:style-name="T1"><text:tab/><text:tab/><text:tab/><text:tab/><text:tab/><text:tab/><text:tab/></text:span><text:span text:style-name="T141">l’homme (l’être de sexe masculin)</text:span></text:p>
      <text:p text:style-name="P58"><text:span text:style-name="T41">0</text:span><text:span text:style-name="T44">78</text:span><text:span text:style-name="T1"><text:tab/>aliquis, aliqua, aliquid<text:tab/><text:tab/><text:tab/><text:tab/><text:tab/><text:tab/></text:span><text:span text:style-name="T97">quelqu’un</text:span></text:p>
      <text:p text:style-name="P8"><text:span text:style-name="T41">0</text:span><text:span text:style-name="T44">79</text:span><text:span text:style-name="T1"><text:tab/>deus, deī </text:span><text:span text:style-name="T97">m.</text:span><text:span text:style-name="T1"><text:tab/><text:tab/><text:tab/><text:tab/><text:tab/><text:tab/><text:tab/></text:span><text:span text:style-name="T142">le dieu</text:span></text:p>
      <text:p text:style-name="P63"><text:span text:style-name="T41">0</text:span><text:span text:style-name="T44">80</text:span><text:span text:style-name="T1"><text:tab/>populus, popul</text:span><text:span text:style-name="T209">ī </text:span><text:span text:style-name="T143">m.</text:span><text:span text:style-name="T211"><text:tab/><text:tab/><text:tab/><text:tab/><text:tab/><text:tab/></text:span><text:span text:style-name="T143">le peuple</text:span></text:p>
      <text:p text:style-name="P3"><text:span text:style-name="T41">0</text:span><text:span text:style-name="T44">81</text:span><text:span text:style-name="T1"><text:tab/>tum<text:tab/><text:tab/><text:tab/><text:tab/><text:tab/><text:tab/><text:tab/><text:tab/></text:span><text:span text:style-name="T144">alors</text:span></text:p>
      <text:p text:style-name="P58"><text:span text:style-name="T41">0</text:span><text:span text:style-name="T44">82</text:span><text:span text:style-name="T1"><text:tab/>manus, manūs </text:span><text:span text:style-name="T97">f.</text:span><text:span text:style-name="T1"><text:tab/><text:tab/><text:tab/><text:tab/><text:tab/><text:tab/></text:span><text:span text:style-name="T144">la main</text:span></text:p>
      <text:p text:style-name="P9"><text:span text:style-name="T41">0</text:span><text:span text:style-name="T44">83</text:span><text:span text:style-name="T1"><text:tab/>bellum, bellī </text:span><text:span text:style-name="T97">n.</text:span><text:span text:style-name="T1"><text:tab/><text:tab/><text:tab/><text:tab/><text:tab/><text:tab/><text:tab/></text:span><text:span text:style-name="T145">la guerre</text:span></text:p>
      <text:p text:style-name="P58"><text:span text:style-name="T41">0</text:span><text:span text:style-name="T44">84</text:span><text:span text:style-name="T1"><text:tab/>magis<text:tab/><text:tab/><text:tab/><text:tab/><text:tab/><text:tab/><text:tab/><text:tab/></text:span><text:span text:style-name="T146">davantage</text:span></text:p>
      <text:p text:style-name="P3"><text:span text:style-name="T41">0</text:span><text:span text:style-name="T44">85</text:span><text:span text:style-name="T1"><text:tab/>uōs<text:tab/><text:tab/><text:tab/><text:tab/><text:tab/><text:tab/><text:tab/><text:tab/></text:span><text:span text:style-name="T146">vous</text:span></text:p>
      <text:p text:style-name="P58"><text:span text:style-name="T41">0</text:span><text:span text:style-name="T44">86</text:span><text:span text:style-name="T1"><text:tab/>inter </text:span><text:span text:style-name="T97">+ accusatif</text:span><text:span text:style-name="T1"><text:tab/><text:tab/><text:tab/><text:tab/><text:tab/><text:tab/></text:span><text:span text:style-name="T147">entre</text:span></text:p>
      <text:p text:style-name="P3"><text:span text:style-name="T41">0</text:span><text:span text:style-name="T44">87</text:span><text:span text:style-name="T1"><text:tab/>tam<text:tab/><text:tab/><text:tab/><text:tab/><text:tab/><text:tab/><text:tab/><text:tab/></text:span><text:span text:style-name="T97">alors</text:span></text:p>
      <text:p text:style-name="P58"><text:span text:style-name="T41">0</text:span><text:span text:style-name="T44">88</text:span><text:span text:style-name="T1"><text:tab/>corpus, corporis </text:span><text:span text:style-name="T97">n.</text:span><text:span text:style-name="T1"><text:tab/><text:tab/><text:tab/><text:tab/><text:tab/><text:tab/></text:span><text:span text:style-name="T148">le corps</text:span></text:p>
      <text:p text:style-name="P3"><text:span text:style-name="T41">0</text:span><text:span text:style-name="T44">89</text:span><text:span text:style-name="T1"><text:tab/>nisi<text:tab/><text:tab/><text:tab/><text:tab/><text:tab/><text:tab/><text:tab/><text:tab/></text:span><text:span text:style-name="T97">si … ne … pas … </text:span></text:p>
      <text:p text:style-name="P58"><text:span text:style-name="T41">0</text:span><text:span text:style-name="T44">90</text:span><text:span text:style-name="T1"><text:tab/>quoque<text:tab/><text:tab/><text:tab/><text:tab/><text:tab/><text:tab/><text:tab/><text:tab/></text:span><text:span text:style-name="T149">aussi</text:span></text:p>
      <text:p text:style-name="P64"><text:span text:style-name="T76">0</text:span><text:span text:style-name="T78">91</text:span><text:span text:style-name="T209"><text:tab/>puto, putā</text:span><text:span text:style-name="T212">s, <text:s/></text:span><text:span text:style-name="T209">putā</text:span><text:span text:style-name="T212">re, </text:span><text:span text:style-name="T209">putā</text:span><text:span text:style-name="T212">u</text:span><text:span text:style-name="T209">ī, putā</text:span><text:span text:style-name="T212">tum<text:tab/><text:tab/><text:tab/><text:tab/></text:span><text:span text:style-name="T161">penser</text:span></text:p>
      <text:p text:style-name="P55"><text:span text:style-name="T40">0</text:span><text:span text:style-name="T46">9</text:span><text:span text:style-name="T47">2</text:span><text:tab/><text:span text:style-name="T4">quis, quæ, quid </text:span><text:span text:style-name="T99">(pronom in</text:span><text:span text:style-name="T150">défini</text:span><text:span text:style-name="T99">)</text:span><text:span text:style-name="T4"> <text:tab/><text:tab/><text:tab/><text:tab/></text:span><text:span text:style-name="T99">qu</text:span><text:span text:style-name="T151">elqu</text:span><text:span text:style-name="T152">e, </text:span><text:span text:style-name="T155">certain</text:span><text:span text:style-name="T152"> </text:span><text:span text:style-name="T154">(</text:span><text:span text:style-name="T234">quis deus </text:span><text:span text:style-name="T153">: un certain dieu</text:span><text:span text:style-name="T154">)</text:span></text:p>
      <text:p text:style-name="P1"><text:span text:style-name="T41">0</text:span><text:span text:style-name="T44">9</text:span><text:span text:style-name="T47">3</text:span><text:span text:style-name="T1"><text:tab/>pater, patris </text:span><text:span text:style-name="T97">m.</text:span><text:span text:style-name="T1"><text:tab/><text:tab/><text:tab/><text:tab/><text:tab/><text:tab/><text:tab/></text:span><text:span text:style-name="T156">le père</text:span></text:p>
      <text:p text:style-name="P10"><text:span text:style-name="T41">0</text:span><text:span text:style-name="T44">9</text:span><text:span text:style-name="T47">4</text:span><text:span text:style-name="T41"><text:tab/></text:span><text:span text:style-name="T230">sīc<text:tab/><text:tab/><text:tab/><text:tab/><text:tab/><text:tab/><text:tab/><text:tab/></text:span><text:span text:style-name="T157">ainsi</text:span></text:p>
      <text:p text:style-name="P24"><text:span text:style-name="T41">0</text:span><text:span text:style-name="T44">9</text:span><text:span text:style-name="T45">5</text:span><text:span text:style-name="T1"><text:tab/>rēspūblica, <text:s/>rēīpūblicæ </text:span><text:span text:style-name="T97">f.</text:span><text:span text:style-name="T1"><text:tab/><text:tab/><text:tab/><text:tab/><text:tab/></text:span><text:span text:style-name="T158">l’état</text:span></text:p>
      <text:p text:style-name="P1"><text:span text:style-name="T41">0</text:span><text:span text:style-name="T44">9</text:span><text:span text:style-name="T45">6</text:span><text:span text:style-name="T1"><text:tab/>at<text:tab/><text:tab/><text:tab/><text:tab/><text:tab/><text:tab/><text:tab/><text:tab/></text:span><text:span text:style-name="T97">mais</text:span></text:p>
      <text:p text:style-name="P12"><text:span text:style-name="T41">0</text:span><text:span text:style-name="T44">9</text:span><text:span text:style-name="T45">7</text:span><text:span text:style-name="T1"><text:tab/>rēx, rēgis </text:span><text:span text:style-name="T97">m.</text:span><text:span text:style-name="T1"><text:tab/><text:tab/><text:tab/><text:tab/><text:tab/><text:tab/><text:tab/></text:span><text:span text:style-name="T159">le roi</text:span></text:p>
      <text:p text:style-name="P12"><text:span text:style-name="T41">0</text:span><text:span text:style-name="T44">9</text:span><text:span text:style-name="T45">8</text:span><text:span text:style-name="T1"><text:tab/>uīs [</text:span><text:span text:style-name="T97">acc.</text:span><text:span text:style-name="T1"> uim, </text:span><text:span text:style-name="T97">abl.</text:span><text:span text:style-name="T1"> uī, </text:span><text:span text:style-name="T97">nom.+acc. </text:span><text:span text:style-name="T160">plur.</text:span><text:span text:style-name="T1"> uīrēs, </text:span><text:span text:style-name="T159">g. plu.</text:span><text:span text:style-name="T231"> uīrium] </text:span><text:span text:style-name="T159">f.</text:span><text:span text:style-name="T231"><text:tab/></text:span><text:span text:style-name="T159">la force</text:span></text:p>
      <text:p text:style-name="P13"><text:span text:style-name="T41">0</text:span><text:span text:style-name="T44">9</text:span><text:span text:style-name="T45">9</text:span><text:span text:style-name="T1"><text:tab/>tōtus, tōta, tōtum<text:tab/><text:tab/><text:tab/><text:tab/><text:tab/><text:tab/></text:span><text:span text:style-name="T162">entier</text:span></text:p>
      <text:p text:style-name="P1"><text:span text:style-name="T45">100<text:tab/></text:span><text:span text:style-name="T1">an<text:tab/><text:tab/><text:tab/><text:tab/><text:tab/><text:tab/><text:tab/><text:tab/></text:span><text:span text:style-name="T97">est-ce que ?</text:span></text:p>
      <text:p text:style-name="P104"><text:soft-page-break/><text:span text:style-name="T94">Vocabulaire latin  </text:span><text:span text:style-name="T118">(fiche n</text:span><text:span text:style-name="T175">°3</text:span><text:span text:style-name="T118">)</text:span></text:p>
      <text:p text:style-name="P103"><text:span text:style-name="T303">su</text:span><text:span text:style-name="T304">ō</text:span><text:span text:style-name="T303"> cuique</text:span><text:span text:style-name="T298"> </text:span><text:span text:style-name="T36">i</text:span><text:span text:style-name="Strong_20_Emphasis"><text:span text:style-name="T38">ū</text:span></text:span><text:span text:style-name="T36">dici</text:span><text:span text:style-name="T37">ō</text:span><text:span text:style-name="T298"> </text:span><text:span text:style-name="Strong_20_Emphasis"><text:span text:style-name="T300">ū</text:span></text:span><text:span text:style-name="T301">tendum est</text:span><text:span text:style-name="T298"> </text:span><text:span text:style-name="T302">(Cicéron)</text:span></text:p>
      <text:p text:style-name="P83"/>
      <text:p text:style-name="P85"/>
      <text:p text:style-name="P14"><text:span text:style-name="T45">10</text:span><text:span text:style-name="T48">1</text:span><text:span text:style-name="T79"><text:tab/></text:span><text:span text:style-name="T235">superus, supera, superum<text:tab/></text:span><text:span text:style-name="T97"><text:tab/><text:tab/><text:tab/><text:tab/></text:span><text:span text:style-name="T168">en haut, supérieur</text:span></text:p>
      <text:p text:style-name="P14"><text:span text:style-name="T45">10</text:span><text:span text:style-name="T48">2</text:span><text:span text:style-name="T79"><text:tab/></text:span><text:span text:style-name="T235">hostis, hostis </text:span><text:span text:style-name="T168">m.<text:tab/><text:tab/></text:span><text:span text:style-name="T97"><text:tab/><text:tab/><text:tab/><text:tab/><text:tab/></text:span><text:span text:style-name="T168">l’armée</text:span></text:p>
      <text:p text:style-name="P15"><text:span text:style-name="T45">10</text:span><text:span text:style-name="T49">3</text:span><text:span text:style-name="T79"><text:tab/></text:span><text:span text:style-name="T235">autem<text:tab/><text:tab/></text:span><text:span text:style-name="T168"><text:tab/></text:span><text:span text:style-name="T97"><text:tab/><text:tab/><text:tab/><text:tab/><text:tab/></text:span><text:span text:style-name="T169">mais, d’autre part</text:span></text:p>
      <text:p text:style-name="P16"><text:span text:style-name="T45">10</text:span><text:span text:style-name="T50">4</text:span><text:span text:style-name="T79"><text:tab/></text:span><text:span text:style-name="T236">uīta, uītæ </text:span><text:span text:style-name="T170">f.</text:span><text:span text:style-name="T168"><text:tab/><text:tab/><text:tab/></text:span><text:span text:style-name="T97"><text:tab/><text:tab/><text:tab/><text:tab/></text:span><text:span text:style-name="T170">la vie</text:span></text:p>
      <text:p text:style-name="P17"><text:span text:style-name="T45">10</text:span><text:span text:style-name="T51">5</text:span><text:span text:style-name="T79"><text:tab/></text:span><text:span text:style-name="T236">prō </text:span><text:span text:style-name="T170">+ abl</text:span><text:span text:style-name="T196">atif</text:span><text:span text:style-name="T168"><text:tab/><text:tab/><text:tab/></text:span><text:span text:style-name="T97"><text:tab/><text:tab/><text:tab/><text:tab/></text:span><text:span text:style-name="T171">devant, pour</text:span></text:p>
      <text:p text:style-name="P18"><text:span text:style-name="T45">10</text:span><text:span text:style-name="T52">6</text:span><text:span text:style-name="T79"><text:tab/></text:span><text:span text:style-name="T236">sine </text:span><text:span text:style-name="T170">+ ablatif</text:span><text:span text:style-name="T168"><text:tab/><text:tab/><text:tab/></text:span><text:span text:style-name="T97"><text:tab/><text:tab/><text:tab/><text:tab/></text:span><text:span text:style-name="T172">sans</text:span></text:p>
      <text:p text:style-name="P19"><text:span text:style-name="T45">10</text:span><text:span text:style-name="T53">7</text:span><text:span text:style-name="T45"><text:tab/></text:span><text:span text:style-name="T236">fīo, fīs, fierī, factum sum, -<text:tab/><text:tab/><text:tab/><text:tab/><text:tab/></text:span><text:span text:style-name="T170">se produire, arriver</text:span></text:p>
      <text:p text:style-name="P20"><text:span text:style-name="T45">10</text:span><text:span text:style-name="T54">8</text:span><text:span text:style-name="T79"><text:tab/></text:span><text:span text:style-name="T237">domus, domūs </text:span><text:span text:style-name="T173">f.</text:span><text:span text:style-name="T237"> </text:span><text:span text:style-name="T173">(locatif : </text:span><text:span text:style-name="T237">domī</text:span><text:span text:style-name="T173">)</text:span><text:span text:style-name="T237"><text:tab/><text:tab/><text:tab/><text:tab/></text:span><text:span text:style-name="T173">la maison</text:span></text:p>
      <text:p text:style-name="P21"><text:span text:style-name="T45">10</text:span><text:span text:style-name="T55">9</text:span><text:span text:style-name="T79"><text:tab/></text:span><text:span text:style-name="T237">nōmen, nōminis </text:span><text:span text:style-name="T173">n.</text:span><text:span text:style-name="T237"><text:tab/><text:tab/><text:tab/><text:tab/><text:tab/><text:tab/></text:span><text:span text:style-name="T174">le nom</text:span></text:p>
      <text:p text:style-name="P22"><text:span text:style-name="T45">1</text:span><text:span text:style-name="T56">10</text:span><text:span text:style-name="T79"><text:tab/></text:span><text:span text:style-name="T237">urbs, urbis </text:span><text:span text:style-name="T173">f.</text:span><text:span text:style-name="T237"><text:tab/><text:tab/><text:tab/><text:tab/><text:tab/><text:tab/><text:tab/></text:span><text:span text:style-name="T173">la cité</text:span></text:p>
      <text:p text:style-name="P23"><text:span text:style-name="T45">1</text:span><text:span text:style-name="T56">1</text:span><text:span text:style-name="T57">1</text:span><text:span text:style-name="T79"><text:tab/></text:span><text:span text:style-name="T238">tantus, tanta, tantum<text:tab/><text:tab/><text:tab/><text:tab/><text:tab/><text:tab/></text:span><text:span text:style-name="T177">tel(l)(e)</text:span></text:p>
      <text:p text:style-name="P25"><text:span text:style-name="T45">1</text:span><text:span text:style-name="T56">1</text:span><text:span text:style-name="T58">2</text:span><text:span text:style-name="T79"><text:tab/></text:span><text:span text:style-name="T238">iubeo</text:span><text:span text:style-name="T177">, <text:s/></text:span><text:span text:style-name="T238">iubēs, iubēre, iussī, iussum<text:tab/><text:tab/><text:tab/><text:tab/></text:span><text:span text:style-name="T176">ordonn</text:span><text:span text:style-name="T178">er</text:span></text:p>
      <text:p text:style-name="P26"><text:span text:style-name="T45">1</text:span><text:span text:style-name="T56">1</text:span><text:span text:style-name="T59">3</text:span><text:span text:style-name="T79"><text:tab/></text:span><text:span text:style-name="T239">mitto, mittis, mittere, mīsi, missum<text:tab/><text:tab/><text:tab/><text:tab/></text:span><text:span text:style-name="T179">envoyer</text:span></text:p>
      <text:p text:style-name="P27"><text:span text:style-name="T45">1</text:span><text:span text:style-name="T56">1</text:span><text:span text:style-name="T60">4</text:span><text:span text:style-name="T45"><text:tab/></text:span><text:span text:style-name="T239">dēbeo, dēbēs, dēbēre, dēbuī, dēbitum<text:tab/><text:tab/><text:tab/><text:tab/></text:span><text:span text:style-name="T180">devoir</text:span></text:p>
      <text:p text:style-name="P28"><text:span text:style-name="T45">1</text:span><text:span text:style-name="T56">1</text:span><text:span text:style-name="T61">5</text:span><text:span text:style-name="T79"><text:tab/></text:span><text:span text:style-name="T240">peto, petis, petere, petīuī, petītum<text:tab/><text:tab/><text:tab/><text:tab/></text:span><text:span text:style-name="T181">chercher à atteindre, attaquer</text:span></text:p>
      <text:p text:style-name="P29"><text:span text:style-name="T45">1</text:span><text:span text:style-name="T56">1</text:span><text:span text:style-name="T62">6</text:span><text:span text:style-name="T79"><text:tab/></text:span><text:span text:style-name="T241">quīdam, quædam, quoddam<text:tab/><text:tab/><text:tab/><text:tab/><text:tab/></text:span><text:span text:style-name="T182">un certain</text:span></text:p>
      <text:p text:style-name="P30"><text:span text:style-name="T45">1</text:span><text:span text:style-name="T56">1</text:span><text:span text:style-name="T63">7</text:span><text:span text:style-name="T79"><text:tab/></text:span><text:span text:style-name="T242">lēx, lēgis </text:span><text:span text:style-name="T183">f.</text:span><text:span text:style-name="T242"><text:tab/><text:tab/><text:tab/><text:tab/><text:tab/><text:tab/><text:tab/></text:span><text:span text:style-name="T184">la loi</text:span></text:p>
      <text:p text:style-name="P31"><text:span text:style-name="T45">1</text:span><text:span text:style-name="T56">1</text:span><text:span text:style-name="T64">8</text:span><text:span text:style-name="T79"><text:tab/></text:span><text:span text:style-name="T243">quæro, quæris, quærere, quæsīuī, quæsītum<text:tab/><text:tab/><text:tab/></text:span><text:span text:style-name="T185">chercher</text:span></text:p>
      <text:p text:style-name="P32"><text:span text:style-name="T45">1</text:span><text:span text:style-name="T56">1</text:span><text:span text:style-name="T65">9</text:span><text:span text:style-name="T79"><text:tab/></text:span><text:span text:style-name="T244">accipio, <text:s/>accipis, <text:s/>accipere, <text:s/>accēpī, acceptum<text:tab/><text:tab/><text:tab/></text:span><text:span text:style-name="T186">recevoir</text:span></text:p>
      <text:p text:style-name="P33"><text:span text:style-name="T45">1</text:span><text:span text:style-name="T66">20</text:span><text:span text:style-name="T79"><text:tab/></text:span><text:span text:style-name="T245">crēdo, <text:s/>crēdis, <text:s/>crēdere, crēdidī, crēditum<text:tab/><text:tab/><text:tab/></text:span><text:span text:style-name="T186">croire</text:span></text:p>
      <text:p text:style-name="P34"><text:span text:style-name="T45">1</text:span><text:span text:style-name="T66">2</text:span><text:span text:style-name="T67">1</text:span><text:span text:style-name="T79"><text:tab/></text:span><text:span text:style-name="T246">modo<text:tab/><text:tab/><text:tab/><text:tab/><text:tab/><text:tab/><text:tab/><text:tab/></text:span><text:span text:style-name="T187">seulement</text:span></text:p>
      <text:p text:style-name="P101"><text:span text:style-name="T45">1</text:span><text:span text:style-name="T66">2</text:span><text:span text:style-name="T68">2</text:span><text:span text:style-name="T79"><text:tab/></text:span><text:span text:style-name="T247">uirtūs, <text:s/>uirtūtis </text:span><text:span text:style-name="T188">f.</text:span><text:span text:style-name="T247"><text:tab/><text:tab/><text:tab/><text:tab/><text:tab/><text:tab/></text:span><text:span text:style-name="T188">l</text:span><text:span text:style-name="T189">e mérite</text:span></text:p>
      <text:p text:style-name="P35"><text:span text:style-name="T45">1</text:span><text:span text:style-name="T66">2</text:span><text:span text:style-name="T69">3</text:span><text:span text:style-name="T79"><text:tab/></text:span><text:span text:style-name="T247">quia </text:span><text:span text:style-name="T97">(conjonction de subordination)</text:span><text:span text:style-name="T247"><text:tab/><text:tab/><text:tab/><text:tab/></text:span><text:span text:style-name="T188">parce que</text:span></text:p>
      <text:p text:style-name="P36"><text:span text:style-name="T45">1</text:span><text:span text:style-name="T66">2</text:span><text:span text:style-name="T70">4</text:span><text:span text:style-name="T79"><text:tab/></text:span><text:span text:style-name="T248">senātus, <text:s/>senātūs </text:span><text:span text:style-name="T190">m.</text:span><text:span text:style-name="T248"><text:tab/><text:tab/><text:tab/><text:tab/><text:tab/><text:tab/></text:span><text:span text:style-name="T190">le Sénat</text:span></text:p>
      <text:p text:style-name="P37"><text:span text:style-name="T45">1</text:span><text:span text:style-name="T66">2</text:span><text:span text:style-name="T71">5</text:span><text:span text:style-name="T79"><text:tab/></text:span><text:span text:style-name="T248">audio, <text:s/>audīs, audīre, audīuī, audītum<text:tab/><text:tab/><text:tab/><text:tab/></text:span><text:span text:style-name="T191">entendre</text:span></text:p>
      <text:p text:style-name="P38"><text:span text:style-name="T45">1</text:span><text:span text:style-name="T66">2</text:span><text:span text:style-name="T75">6</text:span><text:span text:style-name="T79"><text:tab/></text:span><text:span text:style-name="T249">mīles, mīlitis </text:span><text:span text:style-name="T192">m.</text:span><text:span text:style-name="T249"><text:tab/><text:tab/><text:tab/><text:tab/><text:tab/><text:tab/></text:span><text:span text:style-name="T193">le militaire</text:span></text:p>
      <text:p text:style-name="P39"><text:span text:style-name="T45">1</text:span><text:span text:style-name="T66">2</text:span><text:span text:style-name="T75">7</text:span><text:span text:style-name="T79"><text:tab/></text:span><text:span text:style-name="T249">arma, armōrum </text:span><text:span text:style-name="T192">m. pl.</text:span><text:span text:style-name="T249"> </text:span><text:span text:style-name="T192">(deuxième déclinaison)<text:tab/><text:tab/><text:tab/></text:span><text:span text:style-name="T194">les armes</text:span></text:p>
      <text:p text:style-name="P40"><text:span text:style-name="T45">1</text:span><text:span text:style-name="T66">2</text:span><text:span text:style-name="T75">8</text:span><text:span text:style-name="T79"><text:tab/></text:span><text:span text:style-name="T250">nē </text:span><text:span text:style-name="T195">(conjonction de subordination)</text:span><text:span text:style-name="T250"><text:tab/><text:tab/><text:tab/><text:tab/></text:span><text:span text:style-name="T195">que… ne… </text:span></text:p>
      <text:p text:style-name="P41"><text:span text:style-name="T45">1</text:span><text:span text:style-name="T66">2</text:span><text:span text:style-name="T75">9</text:span><text:span text:style-name="T79"><text:tab/></text:span><text:span text:style-name="T251">terra, <text:s/>terræ </text:span><text:span text:style-name="T185">f.<text:tab/><text:tab/><text:tab/><text:tab/><text:tab/><text:tab/><text:tab/></text:span><text:span text:style-name="T197">la terre</text:span></text:p>
      <text:p text:style-name="P43"><text:span text:style-name="T45">1</text:span><text:span text:style-name="T75">30</text:span><text:span text:style-name="T79"><text:tab/></text:span><text:span text:style-name="T252">alter, altera, alterum<text:tab/><text:tab/><text:tab/><text:tab/><text:tab/><text:tab/></text:span><text:span text:style-name="T198">l’un des deux, l’autre</text:span></text:p>
      <text:p text:style-name="P44"><text:span text:style-name="T45">1</text:span><text:span text:style-name="T72">3</text:span><text:span text:style-name="T75">1</text:span><text:span text:style-name="T79"><text:tab/></text:span><text:span text:style-name="T253">prīmus, <text:s/>prīma, <text:s/>prīmum<text:tab/><text:tab/><text:tab/><text:tab/><text:tab/></text:span><text:span text:style-name="T199">premier</text:span></text:p>
      <text:p text:style-name="P45"><text:span text:style-name="T45">1</text:span><text:span text:style-name="T72">3</text:span><text:span text:style-name="T75">2</text:span><text:span text:style-name="T79"><text:tab/></text:span><text:span text:style-name="T254">scio, scīs, scīre, scīuī, scītum<text:tab/><text:tab/><text:tab/><text:tab/><text:tab/></text:span><text:span text:style-name="T200">savoir</text:span></text:p>
      <text:p text:style-name="P46"><text:span text:style-name="T45">1</text:span><text:span text:style-name="T72">3</text:span><text:span text:style-name="T75">3</text:span><text:span text:style-name="T79"><text:tab/></text:span><text:span text:style-name="T255">cīuitās, cīuitātis </text:span><text:span text:style-name="T201">f.<text:tab/><text:tab/><text:tab/><text:tab/><text:tab/><text:tab/>la ville</text:span></text:p>
      <text:p text:style-name="P47"><text:span text:style-name="T45">1</text:span><text:span text:style-name="T72">3</text:span><text:span text:style-name="T75">4</text:span><text:span text:style-name="T79"><text:tab/></text:span><text:span text:style-name="T255">cōnsilium, <text:s/>cōnsiliī </text:span><text:span text:style-name="T201">n.</text:span><text:span text:style-name="T255"><text:tab/><text:tab/><text:tab/><text:tab/><text:tab/><text:tab/></text:span><text:span text:style-name="T201">l’assemblée, le conseil</text:span></text:p>
      <text:p text:style-name="P47"><text:span text:style-name="T45">1</text:span><text:span text:style-name="T72">3</text:span><text:span text:style-name="T75">5</text:span><text:span text:style-name="T79"><text:tab/></text:span><text:span text:style-name="T256">apud</text:span><text:span text:style-name="T202"> + accusatif</text:span><text:span text:style-name="T256"><text:tab/><text:tab/><text:tab/><text:tab/><text:tab/><text:tab/></text:span><text:span text:style-name="T202">chez</text:span></text:p>
      <text:p text:style-name="P48"><text:span text:style-name="T45">1</text:span><text:span text:style-name="T72">3</text:span><text:span text:style-name="T75">6</text:span><text:span text:style-name="T79"><text:tab/></text:span><text:span text:style-name="T257">inquam, inquis, inquit<text:tab/><text:tab/><text:tab/><text:tab/><text:tab/><text:tab/></text:span><text:span text:style-name="T203">dis-je, dis-tu, dit-il</text:span></text:p>
      <text:p text:style-name="P89"><text:span text:style-name="T45">1</text:span><text:span text:style-name="T72">3</text:span><text:span text:style-name="T75">7</text:span><text:span text:style-name="T79"><text:tab/></text:span><text:span text:style-name="T297">teneo, tenēs, tenēre, tenuī, tentum<text:tab/><text:tab/><text:tab/><text:tab/></text:span><text:span text:style-name="T207">tenir</text:span></text:p>
      <text:p text:style-name="P102"><text:span text:style-name="T226">1</text:span><text:span text:style-name="T227">3</text:span><text:span text:style-name="T228">8</text:span><text:span text:style-name="T229"><text:tab/></text:span><text:span text:style-name="Strong_20_Emphasis"><text:span text:style-name="T221">nēmō, nēminis<text:tab/><text:tab/><text:tab/><text:tab/><text:tab/><text:tab/><text:tab/></text:span></text:span><text:span text:style-name="Strong_20_Emphasis"><text:span text:style-name="T222">personne</text:span></text:span></text:p>
      <text:p text:style-name="P90"><text:span text:style-name="Strong_20_Emphasis"><text:span text:style-name="T86">1</text:span></text:span><text:span text:style-name="Strong_20_Emphasis"><text:span text:style-name="T87">3</text:span></text:span><text:span text:style-name="Strong_20_Emphasis"><text:span text:style-name="T89">9</text:span></text:span><text:span text:style-name="Strong_20_Emphasis"><text:span text:style-name="T93"><text:tab/></text:span></text:span><text:span text:style-name="Strong_20_Emphasis"><text:span text:style-name="T279">eo, īs, īre, īuī, itum</text:span></text:span><text:span text:style-name="Strong_20_Emphasis"><text:span text:style-name="T280"><text:tab/> <text:tab/><text:tab/><text:tab/><text:tab/><text:tab/></text:span></text:span><text:span text:style-name="Strong_20_Emphasis"><text:span text:style-name="T262">aller</text:span></text:span></text:p>
      <text:p text:style-name="P91"><text:span text:style-name="Strong_20_Emphasis"><text:span text:style-name="T86">1</text:span></text:span><text:span text:style-name="Strong_20_Emphasis"><text:span text:style-name="T89">40</text:span></text:span><text:span text:style-name="Strong_20_Emphasis"><text:span text:style-name="T93"><text:tab/></text:span></text:span><text:span text:style-name="Strong_20_Emphasis"><text:span text:style-name="T281">i</text:span></text:span><text:span text:style-name="Strong_20_Emphasis"><text:span text:style-name="T276">ūdicium, </text:span></text:span><text:span text:style-name="Strong_20_Emphasis"><text:span text:style-name="T281">i</text:span></text:span><text:span text:style-name="Strong_20_Emphasis"><text:span text:style-name="T276">ūdici</text:span></text:span><text:span text:style-name="Strong_20_Emphasis"><text:span text:style-name="T279">ī </text:span></text:span><text:span text:style-name="Strong_20_Emphasis"><text:span text:style-name="T263">n.</text:span></text:span><text:span text:style-name="Strong_20_Emphasis"><text:span text:style-name="T281"><text:tab/><text:tab/><text:tab/><text:tab/><text:tab/><text:tab/></text:span></text:span><text:span text:style-name="Strong_20_Emphasis"><text:span text:style-name="T263">le jugement, l’opinion</text:span></text:span></text:p>
      <text:p text:style-name="P92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89">1</text:span></text:span><text:span text:style-name="Strong_20_Emphasis"><text:span text:style-name="T93"><text:tab/></text:span></text:span><text:span text:style-name="Strong_20_Emphasis"><text:span text:style-name="T282">mors, mortis </text:span></text:span><text:span text:style-name="Strong_20_Emphasis"><text:span text:style-name="T264">f.</text:span></text:span><text:span text:style-name="Strong_20_Emphasis"><text:span text:style-name="T282"><text:tab/><text:tab/><text:tab/><text:tab/><text:tab/><text:tab/><text:tab/></text:span></text:span><text:span text:style-name="Strong_20_Emphasis"><text:span text:style-name="T264">la mort</text:span></text:span></text:p>
      <text:p text:style-name="P93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89">2</text:span></text:span><text:span text:style-name="Strong_20_Emphasis"><text:span text:style-name="T93"><text:tab/></text:span></text:span><text:span text:style-name="Strong_20_Emphasis"><text:span text:style-name="T283">sequor, sequeris, sequ</text:span></text:span><text:span text:style-name="Strong_20_Emphasis"><text:span text:style-name="T279">ī, secūtus sum, -<text:tab/><text:tab/><text:tab/><text:tab/></text:span></text:span><text:span text:style-name="Strong_20_Emphasis"><text:span text:style-name="T265">suivre</text:span></text:span></text:p>
      <text:p text:style-name="P94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89">3</text:span></text:span><text:span text:style-name="Strong_20_Emphasis"><text:span text:style-name="T93"><text:tab/></text:span></text:span><text:span text:style-name="Strong_20_Emphasis"><text:span text:style-name="T284">capio, capis, capere, c</text:span></text:span><text:span text:style-name="Strong_20_Emphasis"><text:span text:style-name="T285">ē</text:span></text:span><text:span text:style-name="Strong_20_Emphasis"><text:span text:style-name="T284">p</text:span></text:span><text:span text:style-name="Strong_20_Emphasis"><text:span text:style-name="T279">ī, </text:span></text:span><text:span text:style-name="Strong_20_Emphasis"><text:span text:style-name="T284">captum<text:tab/><text:tab/><text:tab/><text:tab/>prendre</text:span></text:span></text:p>
      <text:p text:style-name="P94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89">4</text:span></text:span><text:span text:style-name="Strong_20_Emphasis"><text:span text:style-name="T93"><text:tab/></text:span></text:span><text:span text:style-name="Strong_20_Emphasis"><text:span text:style-name="T284">dum </text:span></text:span><text:span text:style-name="Strong_20_Emphasis"><text:span text:style-name="T266">(conjonction de subordination)<text:tab/><text:tab/><text:tab/><text:tab/></text:span></text:span></text:p>
      <text:p text:style-name="P95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89">5</text:span></text:span><text:span text:style-name="Strong_20_Emphasis"><text:span text:style-name="T93"><text:tab/></text:span></text:span><text:span text:style-name="Strong_20_Emphasis"><text:span text:style-name="T286">ratio, rati</text:span></text:span><text:span text:style-name="Strong_20_Emphasis"><text:span text:style-name="T287">ō</text:span></text:span><text:span text:style-name="Strong_20_Emphasis"><text:span text:style-name="T286">nis </text:span></text:span><text:span text:style-name="Strong_20_Emphasis"><text:span text:style-name="T267">f.<text:tab/><text:tab/><text:tab/><text:tab/><text:tab/><text:tab/><text:tab/>l</text:span></text:span><text:span text:style-name="Strong_20_Emphasis"><text:span text:style-name="T268">e calcul, la raison</text:span></text:span></text:p>
      <text:p text:style-name="P96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90">6</text:span></text:span><text:span text:style-name="Strong_20_Emphasis"><text:span text:style-name="T93"><text:tab/></text:span></text:span><text:span text:style-name="Strong_20_Emphasis"><text:span text:style-name="T288">fort</text:span></text:span><text:span text:style-name="Strong_20_Emphasis"><text:span text:style-name="T276">ū</text:span></text:span><text:span text:style-name="Strong_20_Emphasis"><text:span text:style-name="T288">na, <text:s/>fort</text:span></text:span><text:span text:style-name="Strong_20_Emphasis"><text:span text:style-name="T276">ū</text:span></text:span><text:span text:style-name="Strong_20_Emphasis"><text:span text:style-name="T288">n</text:span></text:span><text:span text:style-name="Strong_20_Emphasis"><text:span text:style-name="T289">æ </text:span></text:span><text:span text:style-name="Strong_20_Emphasis"><text:span text:style-name="T269">f.<text:tab/><text:tab/><text:tab/><text:tab/><text:tab/><text:tab/></text:span></text:span><text:span text:style-name="Strong_20_Emphasis"><text:span text:style-name="T270">le hasard, la destinée</text:span></text:span></text:p>
      <text:p text:style-name="P97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91">7</text:span></text:span><text:span text:style-name="Strong_20_Emphasis"><text:span text:style-name="T93"><text:tab/></text:span></text:span><text:span text:style-name="Strong_20_Emphasis"><text:span text:style-name="T271">s</text:span></text:span><text:span text:style-name="Strong_20_Emphasis"><text:span text:style-name="T289">æ</text:span></text:span><text:span text:style-name="Strong_20_Emphasis"><text:span text:style-name="T290">pe<text:tab/><text:tab/><text:tab/><text:tab/><text:tab/><text:tab/><text:tab/><text:tab/></text:span></text:span><text:span text:style-name="Strong_20_Emphasis"><text:span text:style-name="T271">souvent</text:span></text:span></text:p>
      <text:p text:style-name="P99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92">8</text:span></text:span><text:span text:style-name="Strong_20_Emphasis"><text:span text:style-name="T93"><text:tab/></text:span></text:span><text:span text:style-name="Strong_20_Emphasis"><text:span text:style-name="T291">relinquo, relinquis, relinquere, </text:span></text:span><text:span text:style-name="Strong_20_Emphasis"><text:span text:style-name="T292">rel</text:span></text:span><text:span text:style-name="Strong_20_Emphasis"><text:span text:style-name="T279">ī</text:span></text:span><text:span text:style-name="Strong_20_Emphasis"><text:span text:style-name="T292">qu</text:span></text:span><text:span text:style-name="Strong_20_Emphasis"><text:span text:style-name="T279">ī, </text:span></text:span><text:span text:style-name="Strong_20_Emphasis"><text:span text:style-name="T292">relictum<text:tab/><text:tab/><text:tab/></text:span></text:span><text:span text:style-name="Strong_20_Emphasis"><text:span text:style-name="T273">laisser</text:span></text:span></text:p>
      <text:p text:style-name="P98"><text:span text:style-name="Strong_20_Emphasis"><text:span text:style-name="T86">1</text:span></text:span><text:span text:style-name="Strong_20_Emphasis"><text:span text:style-name="T88">4</text:span></text:span><text:span text:style-name="Strong_20_Emphasis"><text:span text:style-name="T92">9</text:span></text:span><text:span text:style-name="Strong_20_Emphasis"><text:span text:style-name="T93"><text:tab/></text:span></text:span><text:span text:style-name="Strong_20_Emphasis"><text:span text:style-name="T293">genus, generis </text:span></text:span><text:span text:style-name="Strong_20_Emphasis"><text:span text:style-name="T274">n.</text:span></text:span><text:span text:style-name="Strong_20_Emphasis"><text:span text:style-name="T293"><text:tab/><text:tab/><text:tab/><text:tab/><text:tab/><text:tab/>l’espèce, le genre</text:span></text:span></text:p>
      <text:p text:style-name="P100"><text:span text:style-name="Strong_20_Emphasis"><text:span text:style-name="T86">1</text:span></text:span><text:span text:style-name="Strong_20_Emphasis"><text:span text:style-name="T92">50</text:span></text:span><text:span text:style-name="Strong_20_Emphasis"><text:span text:style-name="T93"><text:tab/></text:span></text:span><text:span text:style-name="Strong_20_Emphasis"><text:span text:style-name="T294">quisque, qu</text:span></text:span><text:span text:style-name="Strong_20_Emphasis"><text:span text:style-name="T289">æ</text:span></text:span><text:span text:style-name="Strong_20_Emphasis"><text:span text:style-name="T294">que, quodque<text:tab/><text:tab/><text:tab/><text:tab/><text:tab/>chaque</text:span></text:span></text:p>
      <text:p text:style-name="P49"><text:soft-page-break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45"/></text:p>
      <text:p text:style-name="P49"><text:span text:style-name="T80">xxx</text:span><text:span text:style-name="T79"><text:tab/></text:span><text:span text:style-name="T258">ciuis, ciuis </text:span><text:span text:style-name="T204">m.<text:tab/><text:tab/><text:tab/><text:tab/><text:tab/><text:tab/><text:tab/>le citoyen</text:span></text:p>
      <text:p text:style-name="P50"><text:span text:style-name="T81">xxx</text:span><text:span text:style-name="T79"><text:tab/></text:span><text:span text:style-name="T259">paruus, parua, paruum<text:tab/><text:tab/><text:tab/><text:tab/><text:tab/><text:tab/></text:span><text:span text:style-name="T205">petit</text:span></text:p>
      <text:p text:style-name="P51"><text:span text:style-name="T82">xxx</text:span><text:span text:style-name="T79"><text:tab/></text:span><text:span text:style-name="T259">vel<text:tab/> <text:tab/><text:tab/><text:tab/><text:tab/><text:tab/><text:tab/><text:tab/></text:span><text:span text:style-name="T205">ou bien</text:span></text:p>
      <text:p text:style-name="P52"><text:span text:style-name="T83">xxx</text:span><text:span text:style-name="T79"><text:tab/></text:span><text:span text:style-name="T260">gero, geris, gerere, gessī, gessum<text:tab/><text:tab/><text:tab/><text:tab/></text:span><text:span text:style-name="T206">porter, accomplir</text:span></text:p>
      <text:p text:style-name="P53"><text:span text:style-name="T84">xxx</text:span><text:span text:style-name="T79"><text:tab/></text:span><text:span text:style-name="T260">refero, refers, referre, retulī, relātum<text:tab/><text:tab/><text:tab/><text:tab/></text:span><text:span text:style-name="T206">ramener</text:span></text:p>
      <text:p text:style-name="P54"><text:span text:style-name="T45">1</text:span><text:span text:style-name="T73">4</text:span><text:span text:style-name="T74">1</text:span><text:span text:style-name="T79"><text:tab/></text:span><text:span text:style-name="T296">amor, </text:span><text:span text:style-name="T277">am</text:span><text:span text:style-name="T278">ō</text:span><text:span text:style-name="T277">ris m.<text:tab/><text:tab/><text:tab/><text:tab/><text:tab/><text:tab/></text:span><text:span text:style-name="T261">l’amour</text:span></text:p>
      <text:p text:style-name="P86"/>
      <text:p text:style-name="P87"/>
      <text:p text:style-name="P1"><text:a xlink:type="simple" xlink:href="https://orbi.uliege.be/bitstream/2268/73023/1/Nouveau%20lexique%20fréquentiel%20de%20latin.pdf" text:style-name="Internet_20_link" text:visited-style-name="Visited_20_Internet_20_Link">https://orbi.uliege.be/bitstream/2268/73023/1/Nouveau%20lexique%20fr%C3%A9quentiel%20de%20latin.pdf</text:a>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9:12.949779967</meta:creation-date>
    <dc:date>2020-09-06T10:35:35.045507324</dc:date>
    <meta:editing-duration>PT14H36M9S</meta:editing-duration>
    <meta:editing-cycles>288</meta:editing-cycles>
    <meta:generator>LibreOffice/6.0.7.3$Linux_X86_64 LibreOffice_project/00m0$Build-3</meta:generator>
    <meta:print-date>2019-03-03T10:28:01.653012616</meta:print-date>
    <meta:document-statistic meta:table-count="0" meta:image-count="0" meta:object-count="0" meta:page-count="4" meta:paragraph-count="163" meta:word-count="1002" meta:character-count="6551" meta:non-whitespace-character-count="4884"/>
  </office:meta>
</office:document-meta>
</file>